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urier New1" svg:font-family="'Courier New'"/>
    <style:font-face style:name="Doulos SIL1" svg:font-family="'Doulos SIL'"/>
    <style:font-face style:name="Latha1" svg:font-family="Latha"/>
    <style:font-face style:name="Times New Roman1" svg:font-family="'Times New Roman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 style:may-break-between-rows="false"/>
    </style:style>
    <style:style style:name="Table1.A" style:family="table-column">
      <style:table-column-properties style:column-width="0.4847in" style:rel-column-width="4587*"/>
    </style:style>
    <style:style style:name="Table1.B" style:family="table-column">
      <style:table-column-properties style:column-width="6.4403in" style:rel-column-width="6094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5.1431in" fo:margin-top="0in" fo:margin-bottom="0.1299in" table:align="left" fo:keep-with-next="always" style:may-break-between-rows="false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0.9333in"/>
    </style:style>
    <style:style style:name="Table2.C" style:family="table-column">
      <style:table-column-properties style:column-width="0.641in"/>
    </style:style>
    <style:style style:name="Table2.D" style:family="table-column">
      <style:table-column-properties style:column-width="0.9556in"/>
    </style:style>
    <style:style style:name="Table2.E" style:family="table-column">
      <style:table-column-properties style:column-width="0.8632in"/>
    </style:style>
    <style:style style:name="Table2.F" style:family="table-column">
      <style:table-column-properties style:column-width="1.061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09in" fo:margin-top="0in" fo:margin-bottom="0.1299in" table:align="left" fo:keep-with-next="always" style:may-break-between-rows="false"/>
    </style:style>
    <style:style style:name="Table3.A" style:family="table-column">
      <style:table-column-properties style:column-width="0.8639in"/>
    </style:style>
    <style:style style:name="Table3.B" style:family="table-column">
      <style:table-column-properties style:column-width="0.5167in"/>
    </style:style>
    <style:style style:name="Table3.C" style:family="table-column">
      <style:table-column-properties style:column-width="0.7313in"/>
    </style:style>
    <style:style style:name="Table3.E" style:family="table-column">
      <style:table-column-properties style:column-width="0.8069in"/>
    </style:style>
    <style:style style:name="Table3.F" style:family="table-column">
      <style:table-column-properties style:column-width="0.8458in"/>
    </style:style>
    <style:style style:name="Table3.G" style:family="table-column">
      <style:table-column-properties style:column-width="0.9833in"/>
    </style:style>
    <style:style style:name="Table3.H" style:family="table-column">
      <style:table-column-properties style:column-width="0.9444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2465in" fo:margin-top="0in" fo:margin-bottom="0.1299in" table:align="left" fo:keep-with-next="always" style:may-break-between-rows="false"/>
    </style:style>
    <style:style style:name="Table4.A" style:family="table-column">
      <style:table-column-properties style:column-width="0.5069in"/>
    </style:style>
    <style:style style:name="Table4.B" style:family="table-column">
      <style:table-column-properties style:column-width="0.4243in"/>
    </style:style>
    <style:style style:name="Table4.C" style:family="table-column">
      <style:table-column-properties style:column-width="0.9944in"/>
    </style:style>
    <style:style style:name="Table4.D" style:family="table-column">
      <style:table-column-properties style:column-width="0.4438in"/>
    </style:style>
    <style:style style:name="Table4.E" style:family="table-column">
      <style:table-column-properties style:column-width="0.9868in"/>
    </style:style>
    <style:style style:name="Table4.F" style:family="table-column">
      <style:table-column-properties style:column-width="0.5778in"/>
    </style:style>
    <style:style style:name="Table4.G" style:family="table-column">
      <style:table-column-properties style:column-width="0.4424in"/>
    </style:style>
    <style:style style:name="Table4.H" style:family="table-column">
      <style:table-column-properties style:column-width="0.3875in"/>
    </style:style>
    <style:style style:name="Table4.I" style:family="table-column">
      <style:table-column-properties style:column-width="0.6in"/>
    </style:style>
    <style:style style:name="Table4.J" style:family="table-column">
      <style:table-column-properties style:column-width="0.8826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6521in" fo:margin-top="0in" fo:margin-bottom="0.1299in" table:align="left" fo:keep-with-next="always" style:may-break-between-rows="false"/>
    </style:style>
    <style:style style:name="Table5.A" style:family="table-column">
      <style:table-column-properties style:column-width="0.5069in"/>
    </style:style>
    <style:style style:name="Table5.B" style:family="table-column">
      <style:table-column-properties style:column-width="0.5167in"/>
    </style:style>
    <style:style style:name="Table5.C" style:family="table-column">
      <style:table-column-properties style:column-width="0.609in"/>
    </style:style>
    <style:style style:name="Table5.D" style:family="table-column">
      <style:table-column-properties style:column-width="0.4243in"/>
    </style:style>
    <style:style style:name="Table5.E" style:family="table-column">
      <style:table-column-properties style:column-width="0.595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 fo:keep-with-next="always" style:may-break-between-rows="false"/>
    </style:style>
    <style:style style:name="Table6.A" style:family="table-column">
      <style:table-column-properties style:column-width="0.4847in" style:rel-column-width="4587*"/>
    </style:style>
    <style:style style:name="Table6.B" style:family="table-column">
      <style:table-column-properties style:column-width="6.4403in" style:rel-column-width="60948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925in" table:align="margins" fo:keep-with-next="always" style:may-break-between-rows="false"/>
    </style:style>
    <style:style style:name="Table7.A" style:family="table-column">
      <style:table-column-properties style:column-width="0.4847in" style:rel-column-width="4587*"/>
    </style:style>
    <style:style style:name="Table7.B" style:family="table-column">
      <style:table-column-properties style:column-width="6.4403in" style:rel-column-width="60947*"/>
    </style:style>
    <style:style style:name="Table7.1" style:family="table-row"/>
    <style:style style:name="Table7.A1" style:family="table-cell">
      <style:table-cell-properties fo:padding="0in" fo:border="none"/>
    </style:style>
    <style:style style:name="Table8" style:family="table">
      <style:table-properties style:width="6.925in" table:align="margins" fo:keep-with-next="always" style:may-break-between-rows="false"/>
    </style:style>
    <style:style style:name="Table8.A" style:family="table-column">
      <style:table-column-properties style:column-width="0.4847in" style:rel-column-width="4587*"/>
    </style:style>
    <style:style style:name="Table8.B" style:family="table-column">
      <style:table-column-properties style:column-width="6.4403in" style:rel-column-width="60947*"/>
    </style:style>
    <style:style style:name="Table8.1" style:family="table-row"/>
    <style:style style:name="Table8.A1" style:family="table-cell">
      <style:table-cell-properties fo:padding="0in" fo:border="none"/>
    </style:style>
    <style:style style:name="Table9" style:family="table">
      <style:table-properties style:width="5.5472in" fo:margin-top="0in" fo:margin-bottom="0.1299in" table:align="left" fo:keep-with-next="always" style:may-break-between-rows="false"/>
    </style:style>
    <style:style style:name="Table9.A" style:family="table-column">
      <style:table-column-properties style:column-width="0.5299in"/>
    </style:style>
    <style:style style:name="Table9.B" style:family="table-column">
      <style:table-column-properties style:column-width="0.5819in"/>
    </style:style>
    <style:style style:name="Table9.C" style:family="table-column">
      <style:table-column-properties style:column-width="0.6514in"/>
    </style:style>
    <style:style style:name="Table9.D" style:family="table-column">
      <style:table-column-properties style:column-width="0.5333in"/>
    </style:style>
    <style:style style:name="Table9.E" style:family="table-column">
      <style:table-column-properties style:column-width="0.7583in"/>
    </style:style>
    <style:style style:name="Table9.F" style:family="table-column">
      <style:table-column-properties style:column-width="0.5354in"/>
    </style:style>
    <style:style style:name="Table9.H" style:family="table-column">
      <style:table-column-properties style:column-width="1.1986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1042in" style:rel-column-width="1590*"/>
    </style:style>
    <style:style style:name="Table10.B" style:family="table-column">
      <style:table-column-properties style:column-width="5.8229in" style:rel-column-width="838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2" style:family="table-row">
      <style:table-row-properties style:min-row-height="1.4188in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5.7465in" table:align="margins"/>
    </style:style>
    <style:style style:name="Table11.A" style:family="table-column">
      <style:table-column-properties style:column-width="2.8736in" style:rel-column-width="32767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r1" style:family="graphic" style:parent-style-name="Interlin_20_Frame">
      <style:graphic-properties style:vertical-pos="top" style:vertical-rel="line" style:horizontal-pos="from-left" style:horizontal-rel="paragraph-content"/>
    </style:style>
    <style:style style:name="fr2" style:family="graphic" style:parent-style-name="Interlin_20_Morpheme_20_Frame">
      <style:graphic-properties style:vertical-pos="top" style:vertical-rel="line" style:horizontal-pos="from-left" style:horizontal-rel="paragraph-content"/>
    </style:style>
    <style:style style:name="fr3" style:family="graphic" style:parent-style-name="Interlin_20_Morpheme_20_Frame">
      <style:graphic-properties style:horizontal-pos="from-left" style:horizontal-rel="paragraph-content"/>
    </style:style>
    <style:style style:name="fr4" style:family="graphic" style:parent-style-name="Interlin_20_Frame">
      <style:graphic-properties style:horizontal-pos="from-left" style:horizontal-rel="paragraph-content"/>
    </style:style>
    <style:style style:name="fr5" style:family="graphic" style:parent-style-name="Interlin_20_Frame">
      <style:graphic-properties style:vertical-pos="top" style:vertical-rel="line"/>
    </style:style>
    <style:style style:name="fr6" style:family="graphic" style:parent-style-name="Interlin_20_Morpheme_20_Frame">
      <style:graphic-properties style:vertical-pos="top" style:vertical-rel="li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user-field-decls>
        <text:user-field-decl office:value-type="string" office:string-value="7" text:name="LTg_NumberingColWidth"/>
        <text:user-field-decl office:value-type="string" office:string-value="1" text:name="LTg_ComparisonDoc"/>
        <text:user-field-decl office:value-type="string" office:string-value="0.13" text:name="LTg_TableBottomMargin"/>
        <text:user-field-decl office:value-type="string" office:string-value="1" text:name="LTg_XML_fileCount"/>
        <text:user-field-decl office:value-type="string" office:string-value="D:\Jim\study\_computing\Office\OOo Linguistic Tools\testing\data files\WrittenTamilTexts.xml" text:name="LTg_XML_filePath00"/>
        <text:user-field-decl office:value-type="string" office:string-value="" text:name="LTg_XML_filePrefix00"/>
        <text:user-field-decl office:value-type="string" office:string-value="1" text:name="LTg_ShowOrthoTextLine"/>
        <text:user-field-decl office:value-type="string" office:string-value="1" text:name="LTg_ShowText"/>
        <text:user-field-decl office:value-type="string" office:string-value="1" text:name="LTg_ShowOrthoMorphLine"/>
        <text:user-field-decl office:value-type="string" office:string-value="1" text:name="LTg_ShowMorphBreaks"/>
        <text:user-field-decl office:value-type="string" office:string-value="1" text:name="LTg_SeparateMorphColumns"/>
        <text:user-field-decl office:value-type="string" office:string-value="1" text:name="LTg_ShowPartOfSpeech"/>
        <text:user-field-decl office:value-type="string" office:string-value="1" text:name="LTg_FreeTransInQuotes"/>
        <text:user-field-decl office:value-type="string" office:string-value="1" text:name="LTg_POS_AboveGloss"/>
        <text:user-field-decl office:value-type="string" office:string-value="1" text:name="LTg_InsertNumbering"/>
        <text:user-field-decl office:value-type="string" office:string-value="1" text:name="LTg_MakeOuterTable"/>
        <text:user-field-decl office:value-type="string" office:string-value="tables" text:name="LTg_Method"/>
        <text:user-field-decl office:value-type="string" office:string-value="Interlin Orthographic" text:name="LTg_StyleName_Orthographic"/>
        <text:user-field-decl office:value-type="string" office:string-value="Interlin Base" text:name="LTg_StyleName_Text"/>
        <text:user-field-decl office:value-type="string" office:string-value="Interlin Morph" text:name="LTg_StyleName_Morpheme"/>
        <text:user-field-decl office:value-type="string" office:string-value="Interlin Orthographic Morph" text:name="LTg_StyleName_OrthographicMorph"/>
        <text:user-field-decl office:value-type="string" office:string-value="Interlin POS" text:name="LTg_StyleName_POS"/>
        <text:user-field-decl office:value-type="string" office:string-value="Interlin Gloss" text:name="LTg_StyleName_Gloss"/>
        <text:user-field-decl office:value-type="string" office:string-value="Interlin Freeform Gloss" text:name="LTg_StyleName_FreeTxln"/>
        <text:user-field-decl office:value-type="string" office:string-value="Interlin Reference Number" text:name="LTg_StyleName_RefNum"/>
        <text:user-field-decl office:value-type="string" office:string-value="Interlin Example Number" text:name="LTg_StyleName_NumPara"/>
        <text:user-field-decl office:value-type="string" office:string-value="Interlin Frame" text:name="LTg_StyleName_InterlinearFrame"/>
        <text:user-field-decl office:value-type="string" office:string-value="Interlin Morpheme Frame" text:name="LTg_StyleName_MorphemeFrame"/>
        <text:user-field-decl office:value-type="string" office:string-value="ref" text:name="LTg_SFMarker_RefNum"/>
        <text:user-field-decl office:value-type="string" office:string-value="or" text:name="LTg_SFMarker_Orthographic"/>
        <text:user-field-decl office:value-type="string" office:string-value="tx" text:name="LTg_SFMarker_Text"/>
        <text:user-field-decl office:value-type="string" office:string-value="mbor" text:name="LTg_SFMarker_OrthographicMorph"/>
        <text:user-field-decl office:value-type="string" office:string-value="mb" text:name="LTg_SFMarker_Morpheme"/>
        <text:user-field-decl office:value-type="string" office:string-value="ge" text:name="LTg_SFMarker_Gloss"/>
        <text:user-field-decl office:value-type="string" office:string-value="ps" text:name="LTg_SFMarker_POS"/>
        <text:user-field-decl office:value-type="string" office:string-value="ft" text:name="LTg_SFMarker_FreeTxln"/>
        <text:user-field-decl office:value-type="string" office:string-value="RefNum" text:name="LTg_SearchFor"/>
        <text:user-field-decl office:value-type="string" office:string-value="Hunt01" text:name="LTg_EXREFNUM"/>
        <text:user-field-decl office:value-type="string" office:string-value="2" text:name="LTg_StartingOuterRowHeight"/>
        <text:user-field-decl office:value-type="string" office:string-value="D:\Jim\study\_computing\Office\OOo Linguistic Tools\testing\data files\FwLexicon\FwLexicon.lift" text:name="LTp_XML_filePath"/>
        <text:user-field-decl office:value-type="string" office:string-value="" text:name="LTp_PhoneticWritingSystem"/>
        <text:user-field-decl office:value-type="string" office:string-value="1" text:name="LTp_ShowBrackets"/>
        <text:user-field-decl office:value-type="string" office:string-value="phonetic" text:name="LTp_Leftmost"/>
        <text:user-field-decl office:value-type="string" office:string-value="Lex Phonemic" text:name="LTp_StyleName_Phonemic"/>
        <text:user-field-decl office:value-type="string" office:string-value="Lex Phonetic" text:name="LTp_StyleName_Phonetic"/>
        <text:user-field-decl office:value-type="string" office:string-value="Lex Gloss" text:name="LTp_StyleName_Gloss"/>
        <text:user-field-decl office:value-type="string" office:string-value="Lex Reference Number" text:name="LTp_StyleName_RefNum"/>
        <text:user-field-decl office:value-type="string" office:string-value="Lex Example" text:name="LTp_StyleName_ExamplePara"/>
        <text:user-field-decl office:value-type="string" office:string-value="phm" text:name="LTp_SFMarker_Phonemic"/>
        <text:user-field-decl office:value-type="string" office:string-value="pht" text:name="LTp_SFMarker_Phonetic"/>
        <text:user-field-decl office:value-type="string" office:string-value="ge" text:name="LTp_SFMarker_Gloss"/>
        <text:user-field-decl office:value-type="string" office:string-value="ref" text:name="LTp_SFMarker_RefNum"/>
        <text:user-field-decl office:value-type="string" office:string-value="RefNum" text:name="LTp_SearchFor"/>
        <text:user-field-decl office:value-type="string" office:string-value="JGDN02.3" text:name="LTp_EXREFNUM"/>
        <text:user-field-decl office:value-type="string" office:string-value="(1,first person,False,0)(2,second person,False,0)(3,third person,False,2)(A,agent-like argument of canonical transitive verb,False,0)(ABL,ablative,False,0)(ABS,absolutive,False,0)(ACC,accusative,False,0)(ADJ,adjective,False,0)(ADV,adverb\(ial\),False,4)(AGR,agreement,False,4)(ALL,allative,False,2)(ANTIP,antipassive,False,0)(APPL,applicative,False,0)(ART,article,False,0)(AUX,auxiliary,False,6)(BEN,benefactive,False,0)(CAUS,causative,False,0)(CLF,classifier,False,0)(COM,comitative,False,0)(COMP,complementizer,False,0)(COMPL,completive,False,0)(COND,conditional,False,0)(COP,copula,False,0)(CVB,converb,False,0)(DAT,dative,False,2)(DECL,declarative,False,0)(DEF,definite,False,0)(DEM,demonstrative,False,0)(DET,determiner,False,0)(DIST,distal,False,0)(DISTR,distributive,False,0)(DU,dual,False,0)(DUR,durative,False,0)(ERG,ergative,False,0)(EXCL,exclusive,False,0)(F,feminine,False,0)(FOC,focus,False,0)(FUT,future,False,0)(GEN,genitive,False,2)(IMP,imperative,False,0)(INCL,inclusive,False,0)(IND,indicative,False,0)(INDF,indefinite,False,0)(INF,infinitive,False,0)(INS,instrumental,False,0)(INTR,intransitive,False,0)(IPFV,imperfective,False,0)(IRR,irrealis,False,0)(LOC,locative,False,2)(M,masculine,False,0)(N,neuter,False,6)(N,non- \(e.g. NSG nonsingular\, NPST nonpast\),False,6)(NEG,negation\, negative,False,2)(NMLZ,nominalizer/nominalization,False,0)(NOM,nominative,False,0)(OBJ,object,False,0)(OBL,oblique,False,0)(P,patient-like argument of canonical transitive verb,False,0)(PASS,passive,False,0)(PFV,perfective,False,0)(PL,plural,False,0)(POSS,possessive,False,0)(PRED,predicative,False,0)(PRF,perfect,False,0)(PROG,progressive,False,2)(PROH,prohibitive,False,0)(PROX,proximal/proximate,False,0)(PRS,present,False,0)(PST,past,False,0)(PTCP,participle,False,0)(PURP,purposive,False,0)(Q,question particle/marker,False,0)(QUOT,quotative,False,2)(RECP,reciprocal,False,0)(REFL,reflexive,False,0)(REL,relative,False,0)(RES,resultative,False,0)(S,single argument of canonical intransitive verb,False,6)(SBJ,subject,False,0)(SBJV,subjunctive,False,0)(SG,singular,False,0)(TOP,topic,False,0)(TR,transitive,False,0)(VOC,vocative,False,0)" text:name="LTa_Abbreviations"/>
        <text:user-field-decl office:value-type="string" office:string-value="5" text:name="LTa_MaxSearchLength"/>
        <text:user-field-decl office:value-type="string" office:string-value="Abbreviation Item" text:name="LTa_StyleName_Abbrev"/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Selection" text:name="LTc_WhichScope"/>
        <text:user-field-decl office:value-type="string" office:string-value="NoChange" text:name="LTc_WhichTarget"/>
        <text:user-field-decl office:value-type="string" office:string-value="Interlin Freeform Gloss" text:name="LTc_ScopeParaStyle"/>
        <text:user-field-decl office:value-type="string" office:string-value="" text:name="LTc_ScopeCharStyle"/>
        <text:user-field-decl office:value-type="string" office:string-value="Times New Roman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Interlin_20_Example_20_Number">(<text:sequence text:ref-name="refAutoNr0" text:name="AutoNr" text:formula="ooow:AutoNr+1" style:num-format="1">1</text:sequence>)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Interlin_20_Orthographic">அதல</text:p>
                </table:table-cell>
                <table:table-cell table:style-name="Table2.A1" office:value-type="string">
                  <text:p text:style-name="Interlin_20_Orthographic">இல்லே.</text:p>
                </table:table-cell>
                <table:table-cell table:style-name="Table2.A1" office:value-type="string">
                  <text:p text:style-name="Interlin_20_Orthographic">நாமு</text:p>
                </table:table-cell>
                <table:table-cell table:style-name="Table2.A1" table:number-columns-spanned="2" office:value-type="string">
                  <text:p text:style-name="Interlin_20_Orthographic">பொரந்தவளுத்து</text:p>
                </table:table-cell>
                <table:covered-table-cell/>
                <table:table-cell table:style-name="Table2.A1" office:value-type="string">
                  <text:p text:style-name="Interlin_20_Orthographic">ஆளானே</text:p>
                </table:table-cell>
              </table:table-row>
              <table:table-row>
                <table:table-cell table:style-name="Table2.A1" office:value-type="string">
                  <text:p text:style-name="Interlin_20_Base">ad̪ala</text:p>
                </table:table-cell>
                <table:table-cell table:style-name="Table2.A1" office:value-type="string">
                  <text:p text:style-name="Interlin_20_Base">illeː.</text:p>
                </table:table-cell>
                <table:table-cell table:style-name="Table2.A1" office:value-type="string">
                  <text:p text:style-name="Interlin_20_Base">naːmu</text:p>
                </table:table-cell>
                <table:table-cell table:style-name="Table2.A1" table:number-columns-spanned="2" office:value-type="string">
                  <text:p text:style-name="Interlin_20_Base">poɾand̪aʋaɭut̪t̪u</text:p>
                </table:table-cell>
                <table:covered-table-cell/>
                <table:table-cell table:style-name="Table2.A1" office:value-type="string">
                  <text:p text:style-name="Interlin_20_Base">aːɭaːneː</text:p>
                </table:table-cell>
              </table:table-row>
              <table:table-row>
                <table:table-cell table:style-name="Table2.A1" office:value-type="string">
                  <text:p text:style-name="Interlin_20_Orthographic_20_Morph">அதல</text:p>
                </table:table-cell>
                <table:table-cell table:style-name="Table2.A1" office:value-type="string">
                  <text:p text:style-name="Interlin_20_Orthographic_20_Morph">இல்லெ</text:p>
                </table:table-cell>
                <table:table-cell table:style-name="Table2.A1" office:value-type="string">
                  <text:p text:style-name="Interlin_20_Orthographic_20_Morph">நாம்</text:p>
                </table:table-cell>
                <table:table-cell table:style-name="Table2.A1" office:value-type="string">
                  <text:p text:style-name="Interlin_20_Orthographic_20_Morph">***</text:p>
                </table:table-cell>
                <table:table-cell table:style-name="Table2.A1" office:value-type="string">
                  <text:p text:style-name="Interlin_20_Orthographic_20_Morph">-து</text:p>
                </table:table-cell>
                <table:table-cell table:style-name="Table2.A1" office:value-type="string">
                  <text:p text:style-name="Interlin_20_Orthographic_20_Morph">ஆளானே</text:p>
                </table:table-cell>
              </table:table-row>
              <table:table-row>
                <table:table-cell table:style-name="Table2.A1" office:value-type="string">
                  <text:p text:style-name="Interlin_20_Morph">ad̪ala</text:p>
                </table:table-cell>
                <table:table-cell table:style-name="Table2.A1" office:value-type="string">
                  <text:p text:style-name="Interlin_20_Morph">ille</text:p>
                </table:table-cell>
                <table:table-cell table:style-name="Table2.A1" office:value-type="string">
                  <text:p text:style-name="Interlin_20_Morph">naːmu</text:p>
                </table:table-cell>
                <table:table-cell table:style-name="Table2.A1" office:value-type="string">
                  <text:p text:style-name="Interlin_20_Morph">poɾand̪aʋaɭ</text:p>
                </table:table-cell>
                <table:table-cell table:style-name="Table2.A1" office:value-type="string">
                  <text:p text:style-name="Interlin_20_Morph">-ut̪t̪u</text:p>
                </table:table-cell>
                <table:table-cell table:style-name="Table2.A1" office:value-type="string">
                  <text:p text:style-name="Interlin_20_Morph">aːɭaːneː</text:p>
                </table:table-cell>
              </table:table-row>
              <table:table-row>
                <table:table-cell table:style-name="Table2.A1" office:value-type="string">
                  <text:p text:style-name="Interlin_20_POS">ADV</text:p>
                </table:table-cell>
                <table:table-cell table:style-name="Table2.A1" office:value-type="string">
                  <text:p text:style-name="Interlin_20_POS">NEG</text:p>
                </table:table-cell>
                <table:table-cell table:style-name="Table2.A1" office:value-type="string">
                  <text:p text:style-name="Interlin_20_POS">PRO</text:p>
                </table:table-cell>
                <table:table-cell table:style-name="Table2.A1" office:value-type="string">
                  <text:p text:style-name="Interlin_20_POS">N</text:p>
                </table:table-cell>
                <table:table-cell table:style-name="Table2.A1" office:value-type="string">
                  <text:p text:style-name="Interlin_20_POS">-CASE</text:p>
                </table:table-cell>
                <table:table-cell table:style-name="Table2.A1" office:value-type="string">
                  <text:p text:style-name="Interlin_20_POS">N</text:p>
                </table:table-cell>
              </table:table-row>
              <table:table-row>
                <table:table-cell table:style-name="Table2.A1" office:value-type="string">
                  <text:p text:style-name="Interlin_20_Gloss">like.that</text:p>
                </table:table-cell>
                <table:table-cell table:style-name="Table2.A1" office:value-type="string">
                  <text:p text:style-name="Interlin_20_Gloss">no</text:p>
                </table:table-cell>
                <table:table-cell table:style-name="Table2.A1" office:value-type="string">
                  <text:p text:style-name="Interlin_20_Gloss">we</text:p>
                </table:table-cell>
                <table:table-cell table:style-name="Table2.A1" office:value-type="string">
                  <text:p text:style-name="Interlin_20_Gloss">sister</text:p>
                </table:table-cell>
                <table:table-cell table:style-name="Table2.A1" office:value-type="string">
                  <text:p text:style-name="Interlin_20_Gloss">-GEN</text:p>
                </table:table-cell>
                <table:table-cell table:style-name="Table2.A1" office:value-type="string">
                  <text:p text:style-name="Interlin_20_Gloss">husband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B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>
                <table:table-cell table:style-name="Table3.A1" table:number-columns-spanned="4" office:value-type="string">
                  <text:p text:style-name="Interlin_20_Orthographic">கூட்டிகொன்டு</text:p>
                </table:table-cell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Interlin_20_Orthographic">மெலெக்கே</text:p>
                </table:table-cell>
                <table:covered-table-cell/>
                <table:table-cell table:style-name="Table3.A1" table:number-columns-spanned="2" office:value-type="string">
                  <text:p text:style-name="Interlin_20_Orthographic">வெட்டேக்கு</text:p>
                </table:table-cell>
                <table:covered-table-cell/>
              </table:table-row>
              <table:table-row>
                <table:table-cell table:style-name="Table3.A1" table:number-columns-spanned="4" office:value-type="string">
                  <text:p text:style-name="Interlin_20_Base">kuːʈʈikonɖu</text:p>
                </table:table-cell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Interlin_20_Base">melekkeː</text:p>
                </table:table-cell>
                <table:covered-table-cell/>
                <table:table-cell table:style-name="Table3.A1" table:number-columns-spanned="2" office:value-type="string">
                  <text:p text:style-name="Interlin_20_Base">ʋeʈʈeːkku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Interlin_20_Orthographic_20_Morph">கூட்டி</text:p>
                </table:table-cell>
                <table:table-cell table:style-name="Table3.A1" office:value-type="string">
                  <text:p text:style-name="Interlin_20_Orthographic_20_Morph">-து</text:p>
                </table:table-cell>
                <table:table-cell table:style-name="Table3.A1" office:value-type="string">
                  <text:p text:style-name="Interlin_20_Orthographic_20_Morph">கொள்</text:p>
                </table:table-cell>
                <table:table-cell table:style-name="Table3.A1" office:value-type="string">
                  <text:p text:style-name="Interlin_20_Orthographic_20_Morph">-து</text:p>
                </table:table-cell>
                <table:table-cell table:style-name="Table3.A1" office:value-type="string">
                  <text:p text:style-name="Interlin_20_Orthographic_20_Morph">மேலெ</text:p>
                </table:table-cell>
                <table:table-cell table:style-name="Table3.A1" office:value-type="string">
                  <text:p text:style-name="Interlin_20_Orthographic_20_Morph">-கே</text:p>
                </table:table-cell>
                <table:table-cell table:style-name="Table3.A1" office:value-type="string">
                  <text:p text:style-name="Interlin_20_Orthographic_20_Morph">வெட்டே</text:p>
                </table:table-cell>
                <table:table-cell table:style-name="Table3.A1" office:value-type="string">
                  <text:p text:style-name="Interlin_20_Orthographic_20_Morph">-க்கு</text:p>
                </table:table-cell>
              </table:table-row>
              <table:table-row>
                <table:table-cell table:style-name="Table3.A1" office:value-type="string">
                  <text:p text:style-name="Interlin_20_Morph">kuːʈʈu</text:p>
                </table:table-cell>
                <table:table-cell table:style-name="Table3.A1" office:value-type="string">
                  <text:p text:style-name="Interlin_20_Morph">-t̪u</text:p>
                </table:table-cell>
                <table:table-cell table:style-name="Table3.A1" office:value-type="string">
                  <text:p text:style-name="Interlin_20_Morph">koɭɭu</text:p>
                </table:table-cell>
                <table:table-cell table:style-name="Table3.A1" office:value-type="string">
                  <text:p text:style-name="Interlin_20_Morph">-t̪u</text:p>
                </table:table-cell>
                <table:table-cell table:style-name="Table3.A1" office:value-type="string">
                  <text:p text:style-name="Interlin_20_Morph">meːle</text:p>
                </table:table-cell>
                <table:table-cell table:style-name="Table3.A1" office:value-type="string">
                  <text:p text:style-name="Interlin_20_Morph">-kkeː</text:p>
                </table:table-cell>
                <table:table-cell table:style-name="Table3.A1" office:value-type="string">
                  <text:p text:style-name="Interlin_20_Morph">ʋeʈʈeː</text:p>
                </table:table-cell>
                <table:table-cell table:style-name="Table3.A1" office:value-type="string">
                  <text:p text:style-name="Interlin_20_Morph">-kku</text:p>
                </table:table-cell>
              </table:table-row>
              <table:table-row>
                <table:table-cell table:style-name="Table3.A1" office:value-type="string">
                  <text:p text:style-name="Interlin_20_POS">V</text:p>
                </table:table-cell>
                <table:table-cell table:style-name="Table3.A1" office:value-type="string">
                  <text:p text:style-name="Interlin_20_POS">-V.SUFF</text:p>
                </table:table-cell>
                <table:table-cell table:style-name="Table3.A1" office:value-type="string">
                  <text:p text:style-name="Interlin_20_POS">V.AUX</text:p>
                </table:table-cell>
                <table:table-cell table:style-name="Table3.A1" office:value-type="string">
                  <text:p text:style-name="Interlin_20_POS">-V.SUFF</text:p>
                </table:table-cell>
                <table:table-cell table:style-name="Table3.A1" office:value-type="string">
                  <text:p text:style-name="Interlin_20_POS">N</text:p>
                </table:table-cell>
                <table:table-cell table:style-name="Table3.A1" office:value-type="string">
                  <text:p text:style-name="Interlin_20_POS">-CASE</text:p>
                </table:table-cell>
                <table:table-cell table:style-name="Table3.A1" office:value-type="string">
                  <text:p text:style-name="Interlin_20_POS">V</text:p>
                </table:table-cell>
                <table:table-cell table:style-name="Table3.A1" office:value-type="string">
                  <text:p text:style-name="Interlin_20_POS">-CASE</text:p>
                </table:table-cell>
              </table:table-row>
              <table:table-row>
                <table:table-cell table:style-name="Table3.A1" office:value-type="string">
                  <text:p text:style-name="Interlin_20_Gloss">bring.under</text:p>
                </table:table-cell>
                <table:table-cell table:style-name="Table3.A1" office:value-type="string">
                  <text:p text:style-name="Interlin_20_Gloss">-ptc</text:p>
                </table:table-cell>
                <table:table-cell table:style-name="Table3.A1" office:value-type="string">
                  <text:p text:style-name="Interlin_20_Gloss">prog</text:p>
                </table:table-cell>
                <table:table-cell table:style-name="Table3.A1" office:value-type="string">
                  <text:p text:style-name="Interlin_20_Gloss">-ptc</text:p>
                </table:table-cell>
                <table:table-cell table:style-name="Table3.A1" office:value-type="string">
                  <text:p text:style-name="Interlin_20_Gloss">hill</text:p>
                </table:table-cell>
                <table:table-cell table:style-name="Table3.A1" office:value-type="string">
                  <text:p text:style-name="Interlin_20_Gloss">-to.ALLAT</text:p>
                </table:table-cell>
                <table:table-cell table:style-name="Table3.A1" office:value-type="string">
                  <text:p text:style-name="Interlin_20_Gloss">hunting</text:p>
                </table:table-cell>
                <table:table-cell table:style-name="Table3.A1" office:value-type="string">
                  <text:p text:style-name="Interlin_20_Gloss">-DAT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row>
                <table:table-cell table:style-name="Table4.A1" table:number-columns-spanned="4" office:value-type="string">
                  <text:p text:style-name="Interlin_20_Orthographic">போகோனொண்டு</text:p>
                </table:table-cell>
                <table:covered-table-cell/>
                <table:covered-table-cell/>
                <table:covered-table-cell/>
                <table:table-cell table:style-name="Table4.A1" office:value-type="string">
                  <text:p text:style-name="Interlin_20_Orthographic">சொல்லு</text:p>
                </table:table-cell>
                <table:table-cell table:style-name="Table4.A1" office:value-type="string">
                  <text:p text:style-name="Interlin_20_Orthographic">ஒரே</text:p>
                </table:table-cell>
                <table:table-cell table:style-name="Table4.A1" table:number-columns-spanned="4" office:value-type="string">
                  <text:p text:style-name="Interlin_20_Orthographic">புடிவாத்தி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1" table:number-columns-spanned="4" office:value-type="string">
                  <text:p text:style-name="Interlin_20_Base">poːgoːnonɖu</text:p>
                </table:table-cell>
                <table:covered-table-cell/>
                <table:covered-table-cell/>
                <table:covered-table-cell/>
                <table:table-cell table:style-name="Table4.A1" office:value-type="string">
                  <text:p text:style-name="Interlin_20_Base">collu.</text:p>
                </table:table-cell>
                <table:table-cell table:style-name="Table4.A1" office:value-type="string">
                  <text:p text:style-name="Interlin_20_Base">oɾeː</text:p>
                </table:table-cell>
                <table:table-cell table:style-name="Table4.A1" table:number-columns-spanned="4" office:value-type="string">
                  <text:p text:style-name="Interlin_20_Base">puɖiʋaːt̪t̪i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Interlin_20_Orthographic_20_Morph">போ</text:p>
                </table:table-cell>
                <table:table-cell table:style-name="Table4.A1" office:value-type="string">
                  <text:p text:style-name="Interlin_20_Orthographic_20_Morph">-***</text:p>
                </table:table-cell>
                <table:table-cell table:style-name="Table4.A1" office:value-type="string">
                  <text:p text:style-name="Interlin_20_Orthographic_20_Morph">வேணும்</text:p>
                </table:table-cell>
                <table:table-cell table:style-name="Table4.A1" office:value-type="string">
                  <text:p text:style-name="Interlin_20_Orthographic_20_Morph">ந்து</text:p>
                </table:table-cell>
                <table:table-cell table:style-name="Table4.A1" office:value-type="string">
                  <text:p text:style-name="Interlin_20_Orthographic_20_Morph">சொல்லு</text:p>
                </table:table-cell>
                <table:table-cell table:style-name="Table4.A1" office:value-type="string">
                  <text:p text:style-name="Interlin_20_Orthographic_20_Morph">***</text:p>
                </table:table-cell>
                <table:table-cell table:style-name="Table4.A1" office:value-type="string">
                  <text:p text:style-name="Interlin_20_Orthographic_20_Morph">புடி</text:p>
                </table:table-cell>
                <table:table-cell table:style-name="Table4.A1" office:value-type="string">
                  <text:p text:style-name="Interlin_20_Orthographic_20_Morph">-***</text:p>
                </table:table-cell>
                <table:table-cell table:style-name="Table4.A1" office:value-type="string">
                  <text:p text:style-name="Interlin_20_Orthographic_20_Morph">-அன்</text:p>
                </table:table-cell>
                <table:table-cell table:style-name="Table4.A1" office:value-type="string">
                  <text:p text:style-name="Interlin_20_Orthographic_20_Morph">-தி</text:p>
                </table:table-cell>
              </table:table-row>
              <table:table-row>
                <table:table-cell table:style-name="Table4.A1" office:value-type="string">
                  <text:p text:style-name="Interlin_20_Morph">poː</text:p>
                </table:table-cell>
                <table:table-cell table:style-name="Table4.A1" office:value-type="string">
                  <text:p text:style-name="Interlin_20_Morph">-kk</text:p>
                </table:table-cell>
                <table:table-cell table:style-name="Table4.A1" office:value-type="string">
                  <text:p text:style-name="Interlin_20_Morph">ʋeːno</text:p>
                </table:table-cell>
                <table:table-cell table:style-name="Table4.A1" office:value-type="string">
                  <text:p text:style-name="Interlin_20_Morph">nd̪u</text:p>
                </table:table-cell>
                <table:table-cell table:style-name="Table4.A1" office:value-type="string">
                  <text:p text:style-name="Interlin_20_Morph">collu</text:p>
                </table:table-cell>
                <table:table-cell table:style-name="Table4.A1" office:value-type="string">
                  <text:p text:style-name="Interlin_20_Morph">oɾeː</text:p>
                </table:table-cell>
                <table:table-cell table:style-name="Table4.A1" office:value-type="string">
                  <text:p text:style-name="Interlin_20_Morph">puɖi</text:p>
                </table:table-cell>
                <table:table-cell table:style-name="Table4.A1" office:value-type="string">
                  <text:p text:style-name="Interlin_20_Morph">-pp</text:p>
                </table:table-cell>
                <table:table-cell table:style-name="Table4.A1" office:value-type="string">
                  <text:p text:style-name="Interlin_20_Morph">-an</text:p>
                </table:table-cell>
                <table:table-cell table:style-name="Table4.A1" office:value-type="string">
                  <text:p text:style-name="Interlin_20_Morph">-d̪i</text:p>
                </table:table-cell>
              </table:table-row>
              <table:table-row>
                <table:table-cell table:style-name="Table4.A1" office:value-type="string">
                  <text:p text:style-name="Interlin_20_POS">V</text:p>
                </table:table-cell>
                <table:table-cell table:style-name="Table4.A1" office:value-type="string">
                  <text:p text:style-name="Interlin_20_POS">-ASP</text:p>
                </table:table-cell>
                <table:table-cell table:style-name="Table4.A1" office:value-type="string">
                  <text:p text:style-name="Interlin_20_POS">V.AUX</text:p>
                </table:table-cell>
                <table:table-cell table:style-name="Table4.A1" office:value-type="string">
                  <text:p text:style-name="Interlin_20_POS">QUOT</text:p>
                </table:table-cell>
                <table:table-cell table:style-name="Table4.A1" office:value-type="string">
                  <text:p text:style-name="Interlin_20_POS">V</text:p>
                </table:table-cell>
                <table:table-cell table:style-name="Table4.A1" office:value-type="string">
                  <text:p text:style-name="Interlin_20_POS">ADV</text:p>
                </table:table-cell>
                <table:table-cell table:style-name="Table4.A1" office:value-type="string">
                  <text:p text:style-name="Interlin_20_POS">V</text:p>
                </table:table-cell>
                <table:table-cell table:style-name="Table4.A1" office:value-type="string">
                  <text:p text:style-name="Interlin_20_POS">-ASP</text:p>
                </table:table-cell>
                <table:table-cell table:style-name="Table4.A1" office:value-type="string">
                  <text:p text:style-name="Interlin_20_POS">-S.AGR</text:p>
                </table:table-cell>
                <table:table-cell table:style-name="Table4.A1" office:value-type="string">
                  <text:p text:style-name="Interlin_20_POS">-CASE</text:p>
                </table:table-cell>
              </table:table-row>
              <table:table-row>
                <table:table-cell table:style-name="Table4.A1" office:value-type="string">
                  <text:p text:style-name="Interlin_20_Gloss">go</text:p>
                </table:table-cell>
                <table:table-cell table:style-name="Table4.A1" office:value-type="string">
                  <text:p text:style-name="Interlin_20_Gloss">-pres</text:p>
                </table:table-cell>
                <table:table-cell table:style-name="Table4.A1" office:value-type="string">
                  <text:p text:style-name="Interlin_20_Gloss">must</text:p>
                </table:table-cell>
                <table:table-cell table:style-name="Table4.A1" office:value-type="string">
                  <text:p text:style-name="Interlin_20_Gloss">said</text:p>
                </table:table-cell>
                <table:table-cell table:style-name="Table4.A1" office:value-type="string">
                  <text:p text:style-name="Interlin_20_Gloss">say</text:p>
                </table:table-cell>
                <table:table-cell table:style-name="Table4.A1" office:value-type="string">
                  <text:p text:style-name="Interlin_20_Gloss">only</text:p>
                </table:table-cell>
                <table:table-cell table:style-name="Table4.A1" office:value-type="string">
                  <text:p text:style-name="Interlin_20_Gloss">catch</text:p>
                </table:table-cell>
                <table:table-cell table:style-name="Table4.A1" office:value-type="string">
                  <text:p text:style-name="Interlin_20_Gloss">-hab</text:p>
                </table:table-cell>
                <table:table-cell table:style-name="Table4.A1" office:value-type="string">
                  <text:p text:style-name="Interlin_20_Gloss">-3sm</text:p>
                </table:table-cell>
                <table:table-cell table:style-name="Table4.A1" office:value-type="string">
                  <text:p text:style-name="Interlin_20_Gloss">-LOC.when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row>
                <table:table-cell table:style-name="Table5.A1" table:number-columns-spanned="5" office:value-type="string">
                  <text:p text:style-name="Interlin_20_Orthographic"><text:soft-page-break/>போயிருக்கரு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.A1" table:number-columns-spanned="5" office:value-type="string">
                  <text:p text:style-name="Interlin_20_Base">poːiɾukkaɾu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.A1" office:value-type="string">
                  <text:p text:style-name="Interlin_20_Orthographic_20_Morph">போ</text:p>
                </table:table-cell>
                <table:table-cell table:style-name="Table5.A1" office:value-type="string">
                  <text:p text:style-name="Interlin_20_Orthographic_20_Morph">-து</text:p>
                </table:table-cell>
                <table:table-cell table:style-name="Table5.A1" office:value-type="string">
                  <text:p text:style-name="Interlin_20_Orthographic_20_Morph">-இரு</text:p>
                </table:table-cell>
                <table:table-cell table:style-name="Table5.A1" office:value-type="string">
                  <text:p text:style-name="Interlin_20_Orthographic_20_Morph">-***</text:p>
                </table:table-cell>
                <table:table-cell table:style-name="Table5.A1" office:value-type="string">
                  <text:p text:style-name="Interlin_20_Orthographic_20_Morph">-அரு</text:p>
                </table:table-cell>
              </table:table-row>
              <table:table-row>
                <table:table-cell table:style-name="Table5.A1" office:value-type="string">
                  <text:p text:style-name="Interlin_20_Morph">poː</text:p>
                </table:table-cell>
                <table:table-cell table:style-name="Table5.A1" office:value-type="string">
                  <text:p text:style-name="Interlin_20_Morph">-t̪u</text:p>
                </table:table-cell>
                <table:table-cell table:style-name="Table5.A1" office:value-type="string">
                  <text:p text:style-name="Interlin_20_Morph">-iɾu</text:p>
                </table:table-cell>
                <table:table-cell table:style-name="Table5.A1" office:value-type="string">
                  <text:p text:style-name="Interlin_20_Morph">-kk</text:p>
                </table:table-cell>
                <table:table-cell table:style-name="Table5.A1" office:value-type="string">
                  <text:p text:style-name="Interlin_20_Morph">-aɾu</text:p>
                </table:table-cell>
              </table:table-row>
              <table:table-row>
                <table:table-cell table:style-name="Table5.A1" office:value-type="string">
                  <text:p text:style-name="Interlin_20_POS">V</text:p>
                </table:table-cell>
                <table:table-cell table:style-name="Table5.A1" office:value-type="string">
                  <text:p text:style-name="Interlin_20_POS">-V.SUFF</text:p>
                </table:table-cell>
                <table:table-cell table:style-name="Table5.A1" office:value-type="string">
                  <text:p text:style-name="Interlin_20_POS">-V.AUX</text:p>
                </table:table-cell>
                <table:table-cell table:style-name="Table5.A1" office:value-type="string">
                  <text:p text:style-name="Interlin_20_POS">-ASP</text:p>
                </table:table-cell>
                <table:table-cell table:style-name="Table5.A1" office:value-type="string">
                  <text:p text:style-name="Interlin_20_POS">-S.AGR</text:p>
                </table:table-cell>
              </table:table-row>
              <table:table-row>
                <table:table-cell table:style-name="Table5.A1" office:value-type="string">
                  <text:p text:style-name="Interlin_20_Gloss">go</text:p>
                </table:table-cell>
                <table:table-cell table:style-name="Table5.A1" office:value-type="string">
                  <text:p text:style-name="Interlin_20_Gloss">-ptc</text:p>
                </table:table-cell>
                <table:table-cell table:style-name="Table5.A1" office:value-type="string">
                  <text:p text:style-name="Interlin_20_Gloss">-perfect</text:p>
                </table:table-cell>
                <table:table-cell table:style-name="Table5.A1" office:value-type="string">
                  <text:p text:style-name="Interlin_20_Gloss">-pres</text:p>
                </table:table-cell>
                <table:table-cell table:style-name="Table5.A1" office:value-type="string">
                  <text:p text:style-name="Interlin_20_Gloss">-3pl</text:p>
                </table:table-cell>
              </table:table-row>
            </table:table>
            <text:p text:style-name="Interlin_20_Freeform_20_Gloss">'"Not so. <text:s/>Tell him, "We should take along the sister's husband and go to the hill for hunting.'" Only when he hunts they will go.'<text:span text:style-name="Interlin_20_Reference_20_Number"> <text:s text:c="3"/>Hunt06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Interlin_20_Example_20_Number">(<text:sequence text:ref-name="refAutoNr2" text:name="AutoNr" text:formula="ooow:AutoNr+1" style:num-format="1">2</text:sequence>)</text:p>
          </table:table-cell>
          <table:table-cell table:style-name="Table7.A1" office:value-type="string">
            <text:p text:style-name="Table_20_Contents"><draw:frame draw:style-name="fr5" draw:name="Frame43" text:anchor-type="as-char" fo:min-width="0in" draw:z-index="42"><draw:text-box fo:min-height="0.0161in"><text:p text:style-name="Interlin_20_Orthographic">அதல</text:p><text:p text:style-name="Interlin_20_Base">ad̪ala</text:p><text:p text:style-name="Standard"><draw:frame draw:style-name="fr6" draw:name="Frame44" text:anchor-type="as-char" fo:min-width="0in" draw:z-index="43"><draw:text-box fo:min-height="0.0161in"><text:p text:style-name="Interlin_20_Orthographic_20_Morph">அதல</text:p><text:p text:style-name="Interlin_20_Morph">ad̪ala</text:p><text:p text:style-name="Interlin_20_POS">adv</text:p><text:p text:style-name="Interlin_20_Gloss">like.that</text:p></draw:text-box></draw:frame></text:p></draw:text-box></draw:frame><draw:frame draw:style-name="fr5" draw:name="Frame45" text:anchor-type="as-char" fo:min-width="0in" draw:z-index="44"><draw:text-box fo:min-height="0.0161in"><text:p text:style-name="Interlin_20_Orthographic">இல்லே.</text:p><text:p text:style-name="Interlin_20_Base">illeː.</text:p><text:p text:style-name="Standard"><draw:frame draw:style-name="fr6" draw:name="Frame46" text:anchor-type="as-char" fo:min-width="0in" draw:z-index="45"><draw:text-box fo:min-height="0.0161in"><text:p text:style-name="Interlin_20_Orthographic_20_Morph">இல்லெ</text:p><text:p text:style-name="Interlin_20_Morph">ille</text:p><text:p text:style-name="Interlin_20_POS">neg</text:p><text:p text:style-name="Interlin_20_Gloss">no</text:p></draw:text-box></draw:frame></text:p></draw:text-box></draw:frame><draw:frame draw:style-name="fr5" draw:name="Frame47" text:anchor-type="as-char" fo:min-width="0in" draw:z-index="46"><draw:text-box fo:min-height="0.0161in"><text:p text:style-name="Interlin_20_Orthographic">நாமு</text:p><text:p text:style-name="Interlin_20_Base">naːmu</text:p><text:p text:style-name="Standard"><draw:frame draw:style-name="fr6" draw:name="Frame48" text:anchor-type="as-char" fo:min-width="0in" draw:z-index="47"><draw:text-box fo:min-height="0.0161in"><text:p text:style-name="Interlin_20_Orthographic_20_Morph">நாம்</text:p><text:p text:style-name="Interlin_20_Morph">naːmu</text:p><text:p text:style-name="Interlin_20_POS">pro</text:p><text:p text:style-name="Interlin_20_Gloss">we</text:p></draw:text-box></draw:frame></text:p></draw:text-box></draw:frame><draw:frame draw:style-name="fr5" draw:name="Frame49" text:anchor-type="as-char" fo:min-width="0in" draw:z-index="48"><draw:text-box fo:min-height="0.0161in"><text:p text:style-name="Interlin_20_Orthographic">பொரந்தவளுத்து</text:p><text:p text:style-name="Interlin_20_Base">poɾand̪aʋaɭut̪t̪u</text:p><text:p text:style-name="Standard"><draw:frame draw:style-name="fr6" draw:name="Frame50" text:anchor-type="as-char" fo:min-width="0in" draw:z-index="49"><draw:text-box fo:min-height="0.0161in"><text:p text:style-name="Interlin_20_Orthographic_20_Morph">***</text:p><text:p text:style-name="Interlin_20_Morph">poɾand̪aʋaɭ</text:p><text:p text:style-name="Interlin_20_POS">n</text:p><text:p text:style-name="Interlin_20_Gloss">sister</text:p></draw:text-box></draw:frame><draw:frame draw:style-name="Interlin_20_Morpheme_20_Frame" draw:name="Frame51" text:anchor-type="as-char" fo:min-width="0in" draw:z-index="50"><draw:text-box fo:min-height="0.0161in"><text:p text:style-name="Interlin_20_Orthographic_20_Morph">-து</text:p><text:p text:style-name="Interlin_20_Morph">-ut̪t̪u</text:p><text:p text:style-name="Interlin_20_POS">-case</text:p><text:p text:style-name="Interlin_20_Gloss">-GEN</text:p></draw:text-box></draw:frame></text:p></draw:text-box></draw:frame><draw:frame draw:style-name="fr5" draw:name="Frame52" text:anchor-type="as-char" fo:min-width="0in" draw:z-index="51"><draw:text-box fo:min-height="0.0161in"><text:p text:style-name="Interlin_20_Orthographic">ஆளானே</text:p><text:p text:style-name="Interlin_20_Base">aːɭaːneː</text:p><text:p text:style-name="Standard"><draw:frame draw:style-name="fr6" draw:name="Frame53" text:anchor-type="as-char" fo:min-width="0in" draw:z-index="52"><draw:text-box fo:min-height="0.0161in"><text:p text:style-name="Interlin_20_Orthographic_20_Morph">ஆளானே</text:p><text:p text:style-name="Interlin_20_Morph">aːɭaːneː</text:p><text:p text:style-name="Interlin_20_POS">n</text:p><text:p text:style-name="Interlin_20_Gloss">husband</text:p></draw:text-box></draw:frame></text:p></draw:text-box></draw:frame><draw:frame draw:style-name="fr5" draw:name="Frame54" text:anchor-type="as-char" fo:min-width="0in" draw:z-index="53"><draw:text-box fo:min-height="0.0161in"><text:p text:style-name="Interlin_20_Orthographic">கூட்டிகொன்டு</text:p><text:p text:style-name="Interlin_20_Base">kuːʈʈikonɖu</text:p><text:p text:style-name="Standard"><draw:frame draw:style-name="fr6" draw:name="Frame55" text:anchor-type="as-char" fo:min-width="0in" draw:z-index="54"><draw:text-box fo:min-height="0.0161in"><text:p text:style-name="Interlin_20_Orthographic_20_Morph">கூட்டி</text:p><text:p text:style-name="Interlin_20_Morph">kuːʈʈu</text:p><text:p text:style-name="Interlin_20_POS">v</text:p><text:p text:style-name="Interlin_20_Gloss">bring.under</text:p></draw:text-box></draw:frame><draw:frame draw:style-name="fr6" draw:name="Frame56" text:anchor-type="as-char" fo:min-width="0in" draw:z-index="55"><draw:text-box fo:min-height="0.0161in"><text:p text:style-name="Interlin_20_Orthographic_20_Morph">-து</text:p><text:p text:style-name="Interlin_20_Morph">-t̪u</text:p><text:p text:style-name="Interlin_20_POS">-v.suff</text:p><text:p text:style-name="Interlin_20_Gloss">-ptc</text:p></draw:text-box></draw:frame><draw:frame draw:style-name="fr6" draw:name="Frame57" text:anchor-type="as-char" fo:min-width="0in" draw:z-index="56"><draw:text-box fo:min-height="0.0161in"><text:p text:style-name="Interlin_20_Orthographic_20_Morph">கொள்</text:p><text:p text:style-name="Interlin_20_Morph">koɭɭu</text:p><text:p text:style-name="Interlin_20_POS">v.aux</text:p><text:p text:style-name="Interlin_20_Gloss">prog</text:p></draw:text-box></draw:frame><draw:frame draw:style-name="fr6" draw:name="Frame58" text:anchor-type="as-char" fo:min-width="0in" draw:z-index="57"><draw:text-box fo:min-height="0.0161in"><text:p text:style-name="Interlin_20_Orthographic_20_Morph">-து</text:p><text:p text:style-name="Interlin_20_Morph">-t̪u</text:p><text:p text:style-name="Interlin_20_POS">-v.suff</text:p><text:p text:style-name="Interlin_20_Gloss">-ptc</text:p></draw:text-box></draw:frame></text:p></draw:text-box></draw:frame><draw:frame draw:style-name="fr5" draw:name="Frame59" text:anchor-type="as-char" fo:min-width="0in" draw:z-index="58"><draw:text-box fo:min-height="0.0161in"><text:p text:style-name="Interlin_20_Orthographic">மெலெக்கே</text:p><text:p text:style-name="Interlin_20_Base">melekkeː</text:p><text:p text:style-name="Standard"><draw:frame draw:style-name="fr6" draw:name="Frame60" text:anchor-type="as-char" fo:min-width="0in" draw:z-index="59"><draw:text-box fo:min-height="0.0161in"><text:p text:style-name="Interlin_20_Orthographic_20_Morph">மேலெ</text:p><text:p text:style-name="Interlin_20_Morph">meːle</text:p><text:p text:style-name="Interlin_20_POS">n</text:p><text:p text:style-name="Interlin_20_Gloss">hill</text:p></draw:text-box></draw:frame><draw:frame draw:style-name="fr6" draw:name="Frame61" text:anchor-type="as-char" fo:min-width="0in" draw:z-index="60"><draw:text-box fo:min-height="0.0161in"><text:p text:style-name="Interlin_20_Orthographic_20_Morph">-கே</text:p><text:p text:style-name="Interlin_20_Morph">-kkeː</text:p><text:p text:style-name="Interlin_20_POS">-case</text:p><text:p text:style-name="Interlin_20_Gloss">-to.ALLAT</text:p></draw:text-box></draw:frame></text:p></draw:text-box></draw:frame><draw:frame draw:style-name="fr5" draw:name="Frame62" text:anchor-type="as-char" fo:min-width="0in" draw:z-index="61"><draw:text-box fo:min-height="0.0161in"><text:p text:style-name="Interlin_20_Orthographic">வெட்டேக்கு</text:p><text:p text:style-name="Interlin_20_Base">ʋeʈʈeːkku</text:p><text:p text:style-name="Standard"><draw:frame draw:style-name="fr6" draw:name="Frame63" text:anchor-type="as-char" fo:min-width="0in" draw:z-index="62"><draw:text-box fo:min-height="0.0161in"><text:p text:style-name="Interlin_20_Orthographic_20_Morph">வெட்டே</text:p><text:p text:style-name="Interlin_20_Morph">ʋeʈʈeː</text:p><text:p text:style-name="Interlin_20_POS">v</text:p><text:p text:style-name="Interlin_20_Gloss">hunting</text:p></draw:text-box></draw:frame><draw:frame draw:style-name="fr6" draw:name="Frame64" text:anchor-type="as-char" fo:min-width="0in" draw:z-index="63"><draw:text-box fo:min-height="0.0161in"><text:p text:style-name="Interlin_20_Orthographic_20_Morph">-க்கு</text:p><text:p text:style-name="Interlin_20_Morph">-kku</text:p><text:p text:style-name="Interlin_20_POS">-case</text:p><text:p text:style-name="Interlin_20_Gloss">-DAT</text:p></draw:text-box></draw:frame></text:p></draw:text-box></draw:frame><draw:frame draw:style-name="fr5" draw:name="Frame65" text:anchor-type="as-char" fo:min-width="0in" draw:z-index="64"><draw:text-box fo:min-height="0.0161in"><text:p text:style-name="Interlin_20_Orthographic">போகோனொண்டு</text:p><text:p text:style-name="Interlin_20_Base">poːgoːnonɖu</text:p><text:p text:style-name="Standard"><draw:frame draw:style-name="fr6" draw:name="Frame66" text:anchor-type="as-char" fo:min-width="0in" draw:z-index="65"><draw:text-box fo:min-height="0.0161in"><text:p text:style-name="Interlin_20_Orthographic_20_Morph">போ</text:p><text:p text:style-name="Interlin_20_Morph">poː</text:p><text:p text:style-name="Interlin_20_POS">v</text:p><text:p text:style-name="Interlin_20_Gloss">go</text:p></draw:text-box></draw:frame><draw:frame draw:style-name="fr6" draw:name="Frame67" text:anchor-type="as-char" fo:min-width="0in" draw:z-index="66"><draw:text-box fo:min-height="0.0161in"><text:p text:style-name="Interlin_20_Orthographic_20_Morph">-***</text:p><text:p text:style-name="Interlin_20_Morph">-kk</text:p><text:p text:style-name="Interlin_20_POS">-asp</text:p><text:p text:style-name="Interlin_20_Gloss">-pres</text:p></draw:text-box></draw:frame><draw:frame draw:style-name="fr6" draw:name="Frame68" text:anchor-type="as-char" fo:min-width="0in" draw:z-index="67"><draw:text-box fo:min-height="0.0161in"><text:p text:style-name="Interlin_20_Orthographic_20_Morph">வேணும்</text:p><text:p text:style-name="Interlin_20_Morph">ʋeːno</text:p><text:p text:style-name="Interlin_20_POS">v.aux</text:p><text:p text:style-name="Interlin_20_Gloss">must</text:p></draw:text-box></draw:frame><draw:frame draw:style-name="fr6" draw:name="Frame69" text:anchor-type="as-char" fo:min-width="0in" draw:z-index="68"><draw:text-box fo:min-height="0.0161in"><text:p text:style-name="Interlin_20_Orthographic_20_Morph">ந்து</text:p><text:p text:style-name="Interlin_20_Morph">nd̪u</text:p><text:p text:style-name="Interlin_20_POS">quot</text:p><text:p text:style-name="Interlin_20_Gloss">said</text:p></draw:text-box></draw:frame></text:p></draw:text-box></draw:frame><draw:frame draw:style-name="fr5" draw:name="Frame70" text:anchor-type="as-char" fo:min-width="0in" draw:z-index="69"><draw:text-box fo:min-height="0.0161in"><text:p text:style-name="Interlin_20_Orthographic">சொல்லு</text:p><text:p text:style-name="Interlin_20_Base">collu.</text:p><text:p text:style-name="Standard"><draw:frame draw:style-name="fr6" draw:name="Frame71" text:anchor-type="as-char" fo:min-width="0in" draw:z-index="70"><draw:text-box fo:min-height="0.0161in"><text:p text:style-name="Interlin_20_Orthographic_20_Morph">சொல்லு</text:p><text:p text:style-name="Interlin_20_Morph">collu</text:p><text:p text:style-name="Interlin_20_POS">v</text:p><text:p text:style-name="Interlin_20_Gloss">say</text:p></draw:text-box></draw:frame></text:p></draw:text-box></draw:frame><draw:frame draw:style-name="fr5" draw:name="Frame72" text:anchor-type="as-char" fo:min-width="0in" draw:z-index="71"><draw:text-box fo:min-height="0.0161in"><text:p text:style-name="Interlin_20_Orthographic">ஒரே</text:p><text:p text:style-name="Interlin_20_Base">oɾeː</text:p><text:p text:style-name="Standard"><draw:frame draw:style-name="fr6" draw:name="Frame73" text:anchor-type="as-char" fo:min-width="0in" draw:z-index="72"><draw:text-box fo:min-height="0.0161in"><text:p text:style-name="Interlin_20_Orthographic_20_Morph">***</text:p><text:p text:style-name="Interlin_20_Morph">oɾeː</text:p><text:p text:style-name="Interlin_20_POS">adv</text:p><text:p text:style-name="Interlin_20_Gloss">only</text:p></draw:text-box></draw:frame></text:p></draw:text-box></draw:frame><draw:frame draw:style-name="fr5" draw:name="Frame74" text:anchor-type="as-char" fo:min-width="0in" draw:z-index="73"><draw:text-box fo:min-height="0.0161in"><text:p text:style-name="Interlin_20_Orthographic">புடிவாத்தி</text:p><text:p text:style-name="Interlin_20_Base">puɖiʋaːt̪t̪i</text:p><text:p text:style-name="Standard"><draw:frame draw:style-name="fr6" draw:name="Frame75" text:anchor-type="as-char" fo:min-width="0in" draw:z-index="74"><draw:text-box fo:min-height="0.0161in"><text:p text:style-name="Interlin_20_Orthographic_20_Morph">புடி</text:p><text:p text:style-name="Interlin_20_Morph">puɖi</text:p><text:p text:style-name="Interlin_20_POS">v</text:p><text:p text:style-name="Interlin_20_Gloss">catch</text:p></draw:text-box></draw:frame><draw:frame draw:style-name="fr6" draw:name="Frame76" text:anchor-type="as-char" fo:min-width="0in" draw:z-index="75"><draw:text-box fo:min-height="0.0161in"><text:p text:style-name="Interlin_20_Orthographic_20_Morph">-***</text:p><text:p text:style-name="Interlin_20_Morph">-pp</text:p><text:p text:style-name="Interlin_20_POS">-asp</text:p><text:p text:style-name="Interlin_20_Gloss">-hab</text:p></draw:text-box></draw:frame><draw:frame draw:style-name="fr6" draw:name="Frame77" text:anchor-type="as-char" fo:min-width="0in" draw:z-index="76"><draw:text-box fo:min-height="0.0161in"><text:p text:style-name="Interlin_20_Orthographic_20_Morph">-அன்</text:p><text:p text:style-name="Interlin_20_Morph">-an</text:p><text:p text:style-name="Interlin_20_POS">-s.agr</text:p><text:p text:style-name="Interlin_20_Gloss">-3sm</text:p></draw:text-box></draw:frame><draw:frame draw:style-name="fr6" draw:name="Frame78" text:anchor-type="as-char" fo:min-width="0in" draw:z-index="77"><draw:text-box fo:min-height="0.0161in"><text:p text:style-name="Interlin_20_Orthographic_20_Morph">-தி</text:p><text:p text:style-name="Interlin_20_Morph">-d̪i</text:p><text:p text:style-name="Interlin_20_POS">-case</text:p><text:p text:style-name="Interlin_20_Gloss">-LOC.when</text:p></draw:text-box></draw:frame></text:p></draw:text-box></draw:frame><draw:frame draw:style-name="Interlin_20_Frame" draw:name="Frame79" text:anchor-type="as-char" fo:min-width="0in" draw:z-index="78"><draw:text-box fo:min-height="0.0161in"><text:p text:style-name="Interlin_20_Orthographic">போயிருக்கரு.</text:p><text:p text:style-name="Interlin_20_Base">poːiɾukkaɾu.</text:p><text:p text:style-name="Standard"><draw:frame draw:style-name="fr6" draw:name="Frame80" text:anchor-type="as-char" fo:min-width="0in" draw:z-index="79"><draw:text-box fo:min-height="0.0161in"><text:p text:style-name="Interlin_20_Orthographic_20_Morph">போ</text:p><text:p text:style-name="Interlin_20_Morph">poː</text:p><text:p text:style-name="Interlin_20_POS">v</text:p><text:p text:style-name="Interlin_20_Gloss">go</text:p></draw:text-box></draw:frame><draw:frame draw:style-name="fr6" draw:name="Frame81" text:anchor-type="as-char" fo:min-width="0in" draw:z-index="80"><draw:text-box fo:min-height="0.0161in"><text:p text:style-name="Interlin_20_Orthographic_20_Morph">-து</text:p><text:p text:style-name="Interlin_20_Morph">-t̪u</text:p><text:p text:style-name="Interlin_20_POS">-v.suff</text:p><text:p text:style-name="Interlin_20_Gloss">-ptc</text:p></draw:text-box></draw:frame><draw:frame draw:style-name="fr6" draw:name="Frame82" text:anchor-type="as-char" fo:min-width="0in" draw:z-index="81"><draw:text-box fo:min-height="0.0161in"><text:p text:style-name="Interlin_20_Orthographic_20_Morph">-இரு</text:p><text:p text:style-name="Interlin_20_Morph">-iɾu</text:p><text:p text:style-name="Interlin_20_POS">-v.aux</text:p><text:p text:style-name="Interlin_20_Gloss">-perfect</text:p></draw:text-box></draw:frame><draw:frame draw:style-name="fr6" draw:name="Frame83" text:anchor-type="as-char" fo:min-width="0in" draw:z-index="82"><draw:text-box fo:min-height="0.0161in"><text:p text:style-name="Interlin_20_Orthographic_20_Morph">-***</text:p><text:p text:style-name="Interlin_20_Morph">-kk</text:p><text:p text:style-name="Interlin_20_POS">-asp</text:p><text:p text:style-name="Interlin_20_Gloss">-pres</text:p></draw:text-box></draw:frame><draw:frame draw:style-name="fr6" draw:name="Frame84" text:anchor-type="as-char" fo:min-width="0in" draw:z-index="83"><draw:text-box fo:min-height="0.0161in"><text:p text:style-name="Interlin_20_Orthographic_20_Morph">-அரு</text:p><text:p text:style-name="Interlin_20_Morph">-aɾu</text:p><text:p text:style-name="Interlin_20_POS">-s.agr</text:p><text:p text:style-name="Interlin_20_Gloss">-3pl</text:p></draw:text-box></draw:frame></text:p></draw:text-box></draw:frame></text:p>
            <text:p text:style-name="Interlin_20_Freeform_20_Gloss">'"Not so. <text:s/>Tell him, "We should take along the sister's husband and go to the hill for hunting.'" Only when he hunts they will go.'<text:span text:style-name="Interlin_20_Reference_20_Number"> <text:s text:c="3"/>Hunt06</text:span>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Interlin_20_Example_20_Number">(<text:sequence text:ref-name="refAutoNr1" text:name="AutoNr" text:formula="ooow:AutoNr+1" style:num-format="1">3</text:sequence>)</text:p>
          </table:table-cell>
          <table:table-cell table:style-name="Table6.A1" office:value-type="string">
            <text:p text:style-name="Table_20_Contents"><draw:frame draw:style-name="fr1" draw:name="Frame1" text:anchor-type="as-char" fo:min-width="0.0161in" draw:z-index="0"><draw:text-box fo:min-height="0.0161in"><text:p text:style-name="Interlin_20_Orthographic">அதல</text:p><text:p text:style-name="Interlin_20_Base">ad̪ala</text:p><text:p text:style-name="Standard"><draw:frame draw:style-name="fr2" draw:name="Frame2" text:anchor-type="as-char" fo:min-width="0.0161in" draw:z-index="1"><draw:text-box fo:min-height="0.0161in"><text:p text:style-name="Interlin_20_Orthographic_20_Morph">அதல</text:p><text:p text:style-name="Interlin_20_Morph">ad̪ala</text:p><text:p text:style-name="Interlin_20_POS">ADV</text:p><text:p text:style-name="Interlin_20_Gloss">like.that</text:p></draw:text-box></draw:frame></text:p></draw:text-box></draw:frame><draw:frame draw:style-name="fr1" draw:name="Frame3" text:anchor-type="as-char" fo:min-width="0.0161in" draw:z-index="2"><draw:text-box fo:min-height="0.0161in"><text:p text:style-name="Interlin_20_Orthographic">இல்லே.</text:p><text:p text:style-name="Interlin_20_Base">illeː.</text:p><text:p text:style-name="Standard"><draw:frame draw:style-name="fr2" draw:name="Frame4" text:anchor-type="as-char" fo:min-width="0.0161in" draw:z-index="3"><draw:text-box fo:min-height="0.0161in"><text:p text:style-name="Interlin_20_Orthographic_20_Morph">இல்லெ</text:p><text:p text:style-name="Interlin_20_Morph">ille</text:p><text:p text:style-name="Interlin_20_POS">NEG</text:p><text:p text:style-name="Interlin_20_Gloss">no</text:p></draw:text-box></draw:frame></text:p></draw:text-box></draw:frame><draw:frame draw:style-name="fr1" draw:name="Frame5" text:anchor-type="as-char" fo:min-width="0.0161in" draw:z-index="4"><draw:text-box fo:min-height="0.0161in"><text:p text:style-name="Interlin_20_Orthographic">நாமு</text:p><text:p text:style-name="Interlin_20_Base">naːmu</text:p><text:p text:style-name="Standard"><draw:frame draw:style-name="fr2" draw:name="Frame6" text:anchor-type="as-char" fo:min-width="0.0161in" draw:z-index="5"><draw:text-box fo:min-height="0.0161in"><text:p text:style-name="Interlin_20_Orthographic_20_Morph">நாம்</text:p><text:p text:style-name="Interlin_20_Morph">naːmu</text:p><text:p text:style-name="Interlin_20_POS">PRO</text:p><text:p text:style-name="Interlin_20_Gloss">we</text:p></draw:text-box></draw:frame></text:p></draw:text-box></draw:frame><draw:frame draw:style-name="fr1" draw:name="Frame7" text:anchor-type="as-char" fo:min-width="0.0161in" draw:z-index="6"><draw:text-box fo:min-height="0.0161in"><text:p text:style-name="Interlin_20_Orthographic">பொரந்தவளுத்து</text:p><text:p text:style-name="Interlin_20_Base">poɾand̪aʋaɭut̪t̪u</text:p><text:p text:style-name="Standard"><draw:frame draw:style-name="fr2" draw:name="Frame8" text:anchor-type="as-char" fo:min-width="0.0161in" draw:z-index="7"><draw:text-box fo:min-height="0.0161in"><text:p text:style-name="Interlin_20_Orthographic_20_Morph">***</text:p><text:p text:style-name="Interlin_20_Morph">poɾand̪aʋaɭ</text:p><text:p text:style-name="Interlin_20_POS">N</text:p><text:p text:style-name="Interlin_20_Gloss">sister</text:p></draw:text-box></draw:frame><draw:frame draw:style-name="fr3" draw:name="Frame9" text:anchor-type="as-char" fo:min-width="0.0161in" draw:z-index="8"><draw:text-box fo:min-height="0.0161in"><text:p text:style-name="Interlin_20_Orthographic_20_Morph">-து</text:p><text:p text:style-name="Interlin_20_Morph">-ut̪t̪u</text:p><text:p text:style-name="Interlin_20_POS">-CASE</text:p><text:p text:style-name="Interlin_20_Gloss">-GEN</text:p></draw:text-box></draw:frame></text:p></draw:text-box></draw:frame><draw:frame draw:style-name="fr1" draw:name="Frame10" text:anchor-type="as-char" fo:min-width="0.0161in" draw:z-index="9"><draw:text-box fo:min-height="0.0161in"><text:p text:style-name="Interlin_20_Orthographic">ஆளானே</text:p><text:p text:style-name="Interlin_20_Base">aːɭaːneː</text:p><text:p text:style-name="Standard"><draw:frame draw:style-name="fr2" draw:name="Frame11" text:anchor-type="as-char" fo:min-width="0.0161in" draw:z-index="10"><draw:text-box fo:min-height="0.0161in"><text:p text:style-name="Interlin_20_Orthographic_20_Morph">ஆளானே</text:p><text:p text:style-name="Interlin_20_Morph">aːɭaːneː</text:p><text:p text:style-name="Interlin_20_POS">N</text:p><text:p text:style-name="Interlin_20_Gloss">husband</text:p></draw:text-box></draw:frame></text:p></draw:text-box></draw:frame><draw:frame draw:style-name="fr1" draw:name="Frame12" text:anchor-type="as-char" fo:min-width="0.0161in" draw:z-index="11"><draw:text-box fo:min-height="0.0161in"><text:p text:style-name="Interlin_20_Orthographic">கூட்டிகொன்டு</text:p><text:p text:style-name="Interlin_20_Base">kuːʈʈikonɖu</text:p><text:p text:style-name="Standard"><draw:frame draw:style-name="fr2" draw:name="Frame13" text:anchor-type="as-char" fo:min-width="0.0161in" draw:z-index="12"><draw:text-box fo:min-height="0.0161in"><text:p text:style-name="Interlin_20_Orthographic_20_Morph">கூட்டி</text:p><text:p text:style-name="Interlin_20_Morph">kuːʈʈu</text:p><text:p text:style-name="Interlin_20_POS">V</text:p><text:p text:style-name="Interlin_20_Gloss">bring.under</text:p></draw:text-box></draw:frame><draw:frame draw:style-name="fr2" draw:name="Frame14" text:anchor-type="as-char" fo:min-width="0.0161in" draw:z-index="13"><draw:text-box fo:min-height="0.0161in"><text:p text:style-name="Interlin_20_Orthographic_20_Morph">-து</text:p><text:p text:style-name="Interlin_20_Morph">-t̪u</text:p><text:p text:style-name="Interlin_20_POS">-V.SUFF</text:p><text:p text:style-name="Interlin_20_Gloss">-ptc</text:p></draw:text-box></draw:frame><draw:frame draw:style-name="fr2" draw:name="Frame15" text:anchor-type="as-char" fo:min-width="0.0161in" draw:z-index="14"><draw:text-box fo:min-height="0.0161in"><text:p text:style-name="Interlin_20_Orthographic_20_Morph">கொள்</text:p><text:p text:style-name="Interlin_20_Morph">koɭɭu</text:p><text:p text:style-name="Interlin_20_POS">V.AUX</text:p><text:p text:style-name="Interlin_20_Gloss">prog</text:p></draw:text-box></draw:frame><draw:frame draw:style-name="fr2" draw:name="Frame16" text:anchor-type="as-char" fo:min-width="0.0161in" draw:z-index="15"><draw:text-box fo:min-height="0.0161in"><text:p text:style-name="Interlin_20_Orthographic_20_Morph">-து</text:p><text:p text:style-name="Interlin_20_Morph">-t̪u</text:p><text:p text:style-name="Interlin_20_POS">-V.SUFF</text:p><text:p text:style-name="Interlin_20_Gloss">-ptc</text:p></draw:text-box></draw:frame></text:p></draw:text-box></draw:frame><draw:frame draw:style-name="fr1" draw:name="Frame17" text:anchor-type="as-char" fo:min-width="0.0161in" draw:z-index="16"><draw:text-box fo:min-height="0.0161in"><text:p text:style-name="Interlin_20_Orthographic">மெலெக்கே</text:p><text:p text:style-name="Interlin_20_Base">melekkeː</text:p><text:p text:style-name="Standard"><draw:frame draw:style-name="fr2" draw:name="Frame18" text:anchor-type="as-char" fo:min-width="0.0161in" draw:z-index="17"><draw:text-box fo:min-height="0.0161in"><text:p text:style-name="Interlin_20_Orthographic_20_Morph">மேலெ</text:p><text:p text:style-name="Interlin_20_Morph">meːle</text:p><text:p text:style-name="Interlin_20_POS">N</text:p><text:p text:style-name="Interlin_20_Gloss">hill</text:p></draw:text-box></draw:frame><draw:frame draw:style-name="fr2" draw:name="Frame19" text:anchor-type="as-char" fo:min-width="0.0161in" draw:z-index="18"><draw:text-box fo:min-height="0.0161in"><text:p text:style-name="Interlin_20_Orthographic_20_Morph">-கே</text:p><text:p text:style-name="Interlin_20_Morph">-kkeː</text:p><text:p text:style-name="Interlin_20_POS">-CASE</text:p><text:p text:style-name="Interlin_20_Gloss">-to.ALLAT</text:p></draw:text-box></draw:frame></text:p></draw:text-box></draw:frame><draw:frame draw:style-name="fr1" draw:name="Frame20" text:anchor-type="as-char" fo:min-width="0.0161in" draw:z-index="19"><draw:text-box fo:min-height="0.0161in"><text:p text:style-name="Interlin_20_Orthographic">வெட்டேக்கு</text:p><text:p text:style-name="Interlin_20_Base">ʋeʈʈeːkku</text:p><text:p text:style-name="Standard"><draw:frame draw:style-name="fr2" draw:name="Frame21" text:anchor-type="as-char" fo:min-width="0.0161in" draw:z-index="20"><draw:text-box fo:min-height="0.0161in"><text:p text:style-name="Interlin_20_Orthographic_20_Morph">வெட்டே</text:p><text:p text:style-name="Interlin_20_Morph">ʋeʈʈeː</text:p><text:p text:style-name="Interlin_20_POS">V</text:p><text:p text:style-name="Interlin_20_Gloss">hunting</text:p></draw:text-box></draw:frame><draw:frame draw:style-name="fr2" draw:name="Frame22" text:anchor-type="as-char" fo:min-width="0.0161in" draw:z-index="21"><draw:text-box fo:min-height="0.0161in"><text:p text:style-name="Interlin_20_Orthographic_20_Morph">-க்கு</text:p><text:p text:style-name="Interlin_20_Morph">-kku</text:p><text:p text:style-name="Interlin_20_POS">-CASE</text:p><text:p text:style-name="Interlin_20_Gloss">-DAT</text:p></draw:text-box></draw:frame></text:p></draw:text-box></draw:frame><draw:frame draw:style-name="fr1" draw:name="Frame23" text:anchor-type="as-char" fo:min-width="0.0161in" draw:z-index="22"><draw:text-box fo:min-height="0.0161in"><text:p text:style-name="Interlin_20_Orthographic">போகோனொண்டு</text:p><text:p text:style-name="Interlin_20_Base">poːgoːnonɖu</text:p><text:p text:style-name="Standard"><draw:frame draw:style-name="fr2" draw:name="Frame24" text:anchor-type="as-char" fo:min-width="0.0161in" draw:z-index="23"><draw:text-box fo:min-height="0.0161in"><text:p text:style-name="Interlin_20_Orthographic_20_Morph">போ</text:p><text:p text:style-name="Interlin_20_Morph">poː</text:p><text:p text:style-name="Interlin_20_POS">V</text:p><text:p text:style-name="Interlin_20_Gloss">go</text:p></draw:text-box></draw:frame><draw:frame draw:style-name="fr2" draw:name="Frame25" text:anchor-type="as-char" fo:min-width="0.0161in" draw:z-index="24"><draw:text-box fo:min-height="0.0161in"><text:p text:style-name="Interlin_20_Orthographic_20_Morph">-***</text:p><text:p text:style-name="Interlin_20_Morph">-kk</text:p><text:p text:style-name="Interlin_20_POS">-ASP</text:p><text:p text:style-name="Interlin_20_Gloss">-pres</text:p></draw:text-box></draw:frame><draw:frame draw:style-name="fr2" draw:name="Frame26" text:anchor-type="as-char" fo:min-width="0.0161in" draw:z-index="25"><draw:text-box fo:min-height="0.0161in"><text:p text:style-name="Interlin_20_Orthographic_20_Morph">வேணும்</text:p><text:p text:style-name="Interlin_20_Morph">ʋeːno</text:p><text:p text:style-name="Interlin_20_POS">V.AUX</text:p><text:p text:style-name="Interlin_20_Gloss">must</text:p></draw:text-box></draw:frame><draw:frame draw:style-name="fr2" draw:name="Frame27" text:anchor-type="as-char" fo:min-width="0.0161in" draw:z-index="26"><draw:text-box fo:min-height="0.0161in"><text:p text:style-name="Interlin_20_Orthographic_20_Morph">ந்து</text:p><text:p text:style-name="Interlin_20_Morph">nd̪u</text:p><text:p text:style-name="Interlin_20_POS">QUOT</text:p><text:p text:style-name="Interlin_20_Gloss">said</text:p></draw:text-box></draw:frame></text:p></draw:text-box></draw:frame><draw:frame draw:style-name="fr1" draw:name="Frame28" text:anchor-type="as-char" fo:min-width="0.0161in" draw:z-index="27"><draw:text-box fo:min-height="0.0161in"><text:p text:style-name="Interlin_20_Orthographic">சொல்லு</text:p><text:p text:style-name="Interlin_20_Base">collu.</text:p><text:p text:style-name="Standard"><draw:frame draw:style-name="fr2" draw:name="Frame29" text:anchor-type="as-char" fo:min-width="0.0161in" draw:z-index="28"><draw:text-box fo:min-height="0.0161in"><text:p text:style-name="Interlin_20_Orthographic_20_Morph">சொல்லு</text:p><text:p text:style-name="Interlin_20_Morph">collu</text:p><text:p text:style-name="Interlin_20_POS">V</text:p><text:p text:style-name="Interlin_20_Gloss">say</text:p></draw:text-box></draw:frame></text:p></draw:text-box></draw:frame><draw:frame draw:style-name="fr1" draw:name="Frame30" text:anchor-type="as-char" fo:min-width="0.0161in" draw:z-index="29"><draw:text-box fo:min-height="0.0161in"><text:p text:style-name="Interlin_20_Orthographic">ஒரே</text:p><text:p text:style-name="Interlin_20_Base">oɾeː</text:p><text:p text:style-name="Standard"><draw:frame draw:style-name="fr2" draw:name="Frame31" text:anchor-type="as-char" fo:min-width="0.0161in" draw:z-index="30"><draw:text-box fo:min-height="0.0161in"><text:p text:style-name="Interlin_20_Orthographic_20_Morph">***</text:p><text:p text:style-name="Interlin_20_Morph">oɾeː</text:p><text:p text:style-name="Interlin_20_POS">ADV</text:p><text:p text:style-name="Interlin_20_Gloss">only</text:p></draw:text-box></draw:frame></text:p></draw:text-box></draw:frame><draw:frame draw:style-name="fr1" draw:name="Frame32" text:anchor-type="as-char" fo:min-width="0.0161in" draw:z-index="31"><draw:text-box fo:min-height="0.0161in"><text:p text:style-name="Interlin_20_Orthographic">புடிவாத்தி</text:p><text:p text:style-name="Interlin_20_Base">puɖiʋaːt̪t̪i</text:p><text:p text:style-name="Standard"><draw:frame draw:style-name="fr2" draw:name="Frame33" text:anchor-type="as-char" fo:min-width="0.0161in" draw:z-index="32"><draw:text-box fo:min-height="0.0161in"><text:p text:style-name="Interlin_20_Orthographic_20_Morph">புடி</text:p><text:p text:style-name="Interlin_20_Morph">puɖi</text:p><text:p text:style-name="Interlin_20_POS">V</text:p><text:p text:style-name="Interlin_20_Gloss">catch</text:p></draw:text-box></draw:frame><draw:frame draw:style-name="fr2" draw:name="Frame34" text:anchor-type="as-char" fo:min-width="0.0161in" draw:z-index="33"><draw:text-box fo:min-height="0.0161in"><text:p text:style-name="Interlin_20_Orthographic_20_Morph">-***</text:p><text:p text:style-name="Interlin_20_Morph">-pp</text:p><text:p text:style-name="Interlin_20_POS">-ASP</text:p><text:p text:style-name="Interlin_20_Gloss">-hab</text:p></draw:text-box></draw:frame><draw:frame draw:style-name="fr2" draw:name="Frame35" text:anchor-type="as-char" fo:min-width="0.0161in" draw:z-index="34"><draw:text-box fo:min-height="0.0161in"><text:p text:style-name="Interlin_20_Orthographic_20_Morph">-அன்</text:p><text:p text:style-name="Interlin_20_Morph">-an</text:p><text:p text:style-name="Interlin_20_POS">-S.AGR</text:p><text:p text:style-name="Interlin_20_Gloss">-3sm</text:p></draw:text-box></draw:frame><draw:frame draw:style-name="fr2" draw:name="Frame36" text:anchor-type="as-char" fo:min-width="0.0161in" draw:z-index="35"><draw:text-box fo:min-height="0.0161in"><text:p text:style-name="Interlin_20_Orthographic_20_Morph">-தி</text:p><text:p text:style-name="Interlin_20_Morph">-d̪i</text:p><text:p text:style-name="Interlin_20_POS">-CASE</text:p><text:p text:style-name="Interlin_20_Gloss">-LOC.when</text:p></draw:text-box></draw:frame></text:p></draw:text-box></draw:frame><draw:frame draw:style-name="fr4" draw:name="Frame37" text:anchor-type="as-char" fo:min-width="0.0161in" draw:z-index="36"><draw:text-box fo:min-height="0.0161in"><text:p text:style-name="Interlin_20_Orthographic">போயிருக்கரு.</text:p><text:p text:style-name="Interlin_20_Base">poːiɾukkaɾu.</text:p><text:p text:style-name="Standard"><draw:frame draw:style-name="fr2" draw:name="Frame38" text:anchor-type="as-char" fo:min-width="0.0161in" draw:z-index="37"><draw:text-box fo:min-height="0.0161in"><text:p text:style-name="Interlin_20_Orthographic_20_Morph">போ</text:p><text:p text:style-name="Interlin_20_Morph">poː</text:p><text:p text:style-name="Interlin_20_POS">V</text:p><text:p text:style-name="Interlin_20_Gloss">go</text:p></draw:text-box></draw:frame><draw:frame draw:style-name="fr2" draw:name="Frame39" text:anchor-type="as-char" fo:min-width="0.0161in" draw:z-index="38"><draw:text-box fo:min-height="0.0161in"><text:p text:style-name="Interlin_20_Orthographic_20_Morph">-து</text:p><text:p text:style-name="Interlin_20_Morph">-t̪u</text:p><text:p text:style-name="Interlin_20_POS">-V.SUFF</text:p><text:p text:style-name="Interlin_20_Gloss">-ptc</text:p></draw:text-box></draw:frame><draw:frame draw:style-name="fr2" draw:name="Frame40" text:anchor-type="as-char" fo:min-width="0.0161in" draw:z-index="39"><draw:text-box fo:min-height="0.0161in"><text:p text:style-name="Interlin_20_Orthographic_20_Morph">-இரு</text:p><text:p text:style-name="Interlin_20_Morph">-iɾu</text:p><text:p text:style-name="Interlin_20_POS">-V.AUX</text:p><text:p text:style-name="Interlin_20_Gloss">-perfect</text:p></draw:text-box></draw:frame><draw:frame draw:style-name="fr2" draw:name="Frame41" text:anchor-type="as-char" fo:min-width="0.0161in" draw:z-index="40"><draw:text-box fo:min-height="0.0161in"><text:p text:style-name="Interlin_20_Orthographic_20_Morph">-***</text:p><text:p text:style-name="Interlin_20_Morph">-kk</text:p><text:p text:style-name="Interlin_20_POS">-ASP</text:p><text:p text:style-name="Interlin_20_Gloss">-pres</text:p></draw:text-box></draw:frame><draw:frame draw:style-name="fr2" draw:name="Frame42" text:anchor-type="as-char" fo:min-width="0.0161in" draw:z-index="41"><draw:text-box fo:min-height="0.0161in"><text:p text:style-name="Interlin_20_Orthographic_20_Morph">-அரு</text:p><text:p text:style-name="Interlin_20_Morph">-aɾu</text:p><text:p text:style-name="Interlin_20_POS">-S.AGR</text:p><text:p text:style-name="Interlin_20_Gloss">-3pl</text:p></draw:text-box></draw:frame></text:p></draw:text-box></draw:frame></text:p>
            <text:p text:style-name="Interlin_20_Freeform_20_Gloss">'"Not so. <text:s/>Tell him, "We should take along the sister's husband and go to the hill for hunting.'" Only when he hunts they will go.'<text:span text:style-name="Interlin_20_Reference_20_Number"> <text:s text:c="3"/>Hunt06</text:span></text:p>
          </table:table-cell>
        </table:table-row>
      </table:table>
      <text:p text:style-name="Standard"/>
      <text:p text:style-name="Lex_20_Example"><text:span text:style-name="Lex_20_Phonetic"><text:tab/>[boðe]<text:tab/></text:span><text:span text:style-name="Lex_20_Phonemic">/bod̪e/<text:tab/></text:span><text:span text:style-name="Lex_20_Gloss">'bush'<text:tab/></text:span><text:span text:style-name="Lex_20_Reference_20_Number">JPDN58.02</text:span></text:p>
      <text:p text:style-name="Lex_20_Example"><text:span text:style-name="Lex_20_Phonetic"><text:tab/>[]<text:tab/></text:span><text:span text:style-name="Lex_20_Phonemic">/எல்ல/<text:tab/></text:span><text:span text:style-name="Lex_20_Gloss">'all'<text:tab/></text:span><text:span text:style-name="Lex_20_Reference_20_Number">JGDN02.3</text:span></text:p>
      <text:p text:style-name="Lex_20_Example"><text:span text:style-name="Lex_20_Phonetic"><text:tab/>[]<text:tab/></text:span><text:span text:style-name="Lex_20_Phonemic">/எல்ல/<text:tab/></text:span><text:span text:style-name="Lex_20_Gloss">'all'<text:tab/></text:span><text:span text:style-name="Lex_20_Reference_20_Number">JGDN02.3</text:span></text:p>
      <text:p text:style-name="Abbreviation_20_Item">3<text:tab/>third person</text:p>
      <text:p text:style-name="Abbreviation_20_Item">ADV<text:tab/>adverb(ial)</text:p>
      <text:p text:style-name="Abbreviation_20_Item">AGR<text:tab/>agreement</text:p>
      <text:p text:style-name="Abbreviation_20_Item">ALL<text:tab/>allative</text:p>
      <text:p text:style-name="Abbreviation_20_Item">AUX<text:tab/>auxiliary</text:p>
      <text:p text:style-name="Abbreviation_20_Item"><text:soft-page-break/>DAT<text:tab/>dative</text:p>
      <text:p text:style-name="Abbreviation_20_Item">GEN<text:tab/>genitive</text:p>
      <text:p text:style-name="Abbreviation_20_Item">LOC<text:tab/>locative</text:p>
      <text:p text:style-name="Abbreviation_20_Item">N<text:tab/>neuter</text:p>
      <text:p text:style-name="Abbreviation_20_Item">N<text:tab/>non- (e.g. NSG nonsingular, NPST nonpast)</text:p>
      <text:p text:style-name="Abbreviation_20_Item">NEG<text:tab/>negation, negative</text:p>
      <text:p text:style-name="Abbreviation_20_Item">PROG<text:tab/>progressive</text:p>
      <text:p text:style-name="Abbreviation_20_Item">QUOT<text:tab/>quotative</text:p>
      <text:p text:style-name="Abbreviation_20_Item">S<text:tab/>single argument of canonical intransitive verb</text:p>
      <text:p text:style-name="Abbreviation_20_Item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Interlin_20_Example_20_Number">(<text:sequence text:ref-name="refAutoNr3" text:name="AutoNr" text:formula="ooow:AutoNr+1" style:num-format="1">4</text:sequence>)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E"/>
              <table:table-column table:style-name="Table9.H"/>
              <table:table-row>
                <table:table-cell table:style-name="Table9.A1" office:value-type="string">
                  <text:p text:style-name="Interlin_20_Orthographic">ஒரு</text:p>
                </table:table-cell>
                <table:table-cell table:style-name="Table9.A1" table:number-columns-spanned="2" office:value-type="string">
                  <text:p text:style-name="Interlin_20_Orthographic">ஊரிதி</text:p>
                </table:table-cell>
                <table:covered-table-cell/>
                <table:table-cell table:style-name="Table9.A1" office:value-type="string">
                  <text:p text:style-name="Interlin_20_Orthographic">எளு</text:p>
                </table:table-cell>
                <table:table-cell table:style-name="Table9.A1" table:number-columns-spanned="2" office:value-type="string">
                  <text:p text:style-name="Interlin_20_Orthographic">தமயனரு</text:p>
                </table:table-cell>
                <table:covered-table-cell/>
                <table:table-cell table:style-name="Table9.A1" table:number-columns-spanned="2" office:value-type="string">
                  <text:p text:style-name="Interlin_20_Orthographic">தந்தம்பியனரு</text:p>
                </table:table-cell>
                <table:covered-table-cell/>
              </table:table-row>
              <table:table-row>
                <table:table-cell table:style-name="Table9.A1" office:value-type="string">
                  <text:p text:style-name="Interlin_20_Base">oɾu</text:p>
                </table:table-cell>
                <table:table-cell table:style-name="Table9.A1" table:number-columns-spanned="2" office:value-type="string">
                  <text:p text:style-name="Interlin_20_Base">uːɾid̪i</text:p>
                </table:table-cell>
                <table:covered-table-cell/>
                <table:table-cell table:style-name="Table9.A1" office:value-type="string">
                  <text:p text:style-name="Interlin_20_Base">eɭu</text:p>
                </table:table-cell>
                <table:table-cell table:style-name="Table9.A1" table:number-columns-spanned="2" office:value-type="string">
                  <text:p text:style-name="Interlin_20_Base">t̪amajanaɾu</text:p>
                </table:table-cell>
                <table:covered-table-cell/>
                <table:table-cell table:style-name="Table9.A1" table:number-columns-spanned="2" office:value-type="string">
                  <text:p text:style-name="Interlin_20_Base">t̪and̪ambijanaɾu</text:p>
                </table:table-cell>
                <table:covered-table-cell/>
              </table:table-row>
              <table:table-row>
                <table:table-cell table:style-name="Table9.A1" office:value-type="string">
                  <text:p text:style-name="Interlin_20_Orthographic_20_Morph">ஒரு</text:p>
                </table:table-cell>
                <table:table-cell table:style-name="Table9.A1" office:value-type="string">
                  <text:p text:style-name="Interlin_20_Orthographic_20_Morph">ஊரு</text:p>
                </table:table-cell>
                <table:table-cell table:style-name="Table9.A1" office:value-type="string">
                  <text:p text:style-name="Interlin_20_Orthographic_20_Morph">-தி</text:p>
                </table:table-cell>
                <table:table-cell table:style-name="Table9.A1" office:value-type="string">
                  <text:p text:style-name="Interlin_20_Orthographic_20_Morph">எளு</text:p>
                </table:table-cell>
                <table:table-cell table:style-name="Table9.A1" office:value-type="string">
                  <text:p text:style-name="Interlin_20_Orthographic_20_Morph">தமயா</text:p>
                </table:table-cell>
                <table:table-cell table:style-name="Table9.A1" office:value-type="string">
                  <text:p text:style-name="Interlin_20_Orthographic_20_Morph">-க</text:p>
                </table:table-cell>
                <table:table-cell table:style-name="Table9.A1" office:value-type="string">
                  <text:p text:style-name="Interlin_20_Orthographic_20_Morph">தமயா</text:p>
                </table:table-cell>
                <table:table-cell table:style-name="Table9.A1" office:value-type="string">
                  <text:p text:style-name="Interlin_20_Orthographic_20_Morph">-க</text:p>
                </table:table-cell>
              </table:table-row>
              <table:table-row>
                <table:table-cell table:style-name="Table9.A1" office:value-type="string">
                  <text:p text:style-name="Interlin_20_Morph">oɾu</text:p>
                </table:table-cell>
                <table:table-cell table:style-name="Table9.A1" office:value-type="string">
                  <text:p text:style-name="Interlin_20_Morph">uːɾu</text:p>
                </table:table-cell>
                <table:table-cell table:style-name="Table9.A1" office:value-type="string">
                  <text:p text:style-name="Interlin_20_Morph">-d̪i</text:p>
                </table:table-cell>
                <table:table-cell table:style-name="Table9.A1" office:value-type="string">
                  <text:p text:style-name="Interlin_20_Morph">eɭu</text:p>
                </table:table-cell>
                <table:table-cell table:style-name="Table9.A1" office:value-type="string">
                  <text:p text:style-name="Interlin_20_Morph">t̪amajan</text:p>
                </table:table-cell>
                <table:table-cell table:style-name="Table9.A1" office:value-type="string">
                  <text:p text:style-name="Interlin_20_Morph">-gaɭ</text:p>
                </table:table-cell>
                <table:table-cell table:style-name="Table9.A1" office:value-type="string">
                  <text:p text:style-name="Interlin_20_Morph">t̪amajan</text:p>
                </table:table-cell>
                <table:table-cell table:style-name="Table9.A1" office:value-type="string">
                  <text:p text:style-name="Interlin_20_Morph">-gaɭ</text:p>
                </table:table-cell>
              </table:table-row>
              <table:table-row>
                <table:table-cell table:style-name="Table9.A1" office:value-type="string">
                  <text:p text:style-name="Interlin_20_POS">det</text:p>
                </table:table-cell>
                <table:table-cell table:style-name="Table9.A1" office:value-type="string">
                  <text:p text:style-name="Interlin_20_POS">n</text:p>
                </table:table-cell>
                <table:table-cell table:style-name="Table9.A1" office:value-type="string">
                  <text:p text:style-name="Interlin_20_POS">-case</text:p>
                </table:table-cell>
                <table:table-cell table:style-name="Table9.A1" office:value-type="string">
                  <text:p text:style-name="Interlin_20_POS">num</text:p>
                </table:table-cell>
                <table:table-cell table:style-name="Table9.A1" office:value-type="string">
                  <text:p text:style-name="Interlin_20_POS">n</text:p>
                </table:table-cell>
                <table:table-cell table:style-name="Table9.A1" office:value-type="string">
                  <text:p text:style-name="Interlin_20_POS">-n.suff</text:p>
                </table:table-cell>
                <table:table-cell table:style-name="Table9.A1" office:value-type="string">
                  <text:p text:style-name="Interlin_20_POS">n</text:p>
                </table:table-cell>
                <table:table-cell table:style-name="Table9.A1" office:value-type="string">
                  <text:p text:style-name="Interlin_20_POS">-n.suff</text:p>
                </table:table-cell>
              </table:table-row>
              <table:table-row>
                <table:table-cell table:style-name="Table9.A1" office:value-type="string">
                  <text:p text:style-name="Interlin_20_Gloss">a</text:p>
                </table:table-cell>
                <table:table-cell table:style-name="Table9.A1" office:value-type="string">
                  <text:p text:style-name="Interlin_20_Gloss">village</text:p>
                </table:table-cell>
                <table:table-cell table:style-name="Table9.A1" office:value-type="string">
                  <text:p text:style-name="Interlin_20_Gloss">-LOC.in</text:p>
                </table:table-cell>
                <table:table-cell table:style-name="Table9.A1" office:value-type="string">
                  <text:p text:style-name="Interlin_20_Gloss">7</text:p>
                </table:table-cell>
                <table:table-cell table:style-name="Table9.A1" office:value-type="string">
                  <text:p text:style-name="Interlin_20_Gloss">brother</text:p>
                </table:table-cell>
                <table:table-cell table:style-name="Table9.A1" office:value-type="string">
                  <text:p text:style-name="Interlin_20_Gloss">-plural</text:p>
                </table:table-cell>
                <table:table-cell table:style-name="Table9.A1" office:value-type="string">
                  <text:p text:style-name="Interlin_20_Gloss">brother</text:p>
                </table:table-cell>
                <table:table-cell table:style-name="Table9.A1" office:value-type="string">
                  <text:p text:style-name="Interlin_20_Gloss">-plural</text:p>
                </table:table-cell>
              </table:table-row>
            </table:table>
            <text:p text:style-name="Interlin_20_Freeform_20_Gloss">'In one village there were seven brothers. (Perhaps 'brothers' is shown twice because she repeated herself when telling the story. <text:s/>"brothers, [I mean] brethren")'<text:span text:style-name="Interlin_20_Reference_20_Number"> <text:s text:c="3"/>Hunt01</text:span>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/>
          </table:table-cell>
          <table:table-cell table:style-name="Table10.B1" office:value-type="string">
            <text:p text:style-name="Table_20_Contents"/>
          </table:table-cell>
        </table:table-row>
        <table:table-row table:style-name="Table10.2">
          <table:table-cell table:style-name="Table10.A2" office:value-type="string">
            <text:p text:style-name="Table_20_Contents"/>
          </table:table-cell>
          <table:table-cell table:style-name="Table10.B2" office:value-type="string">
            <table:table table:name="Table11" table:style-name="Table11">
              <table:table-column table:style-name="Table11.A" table:number-columns-repeated="2"/>
              <table:table-row>
                <table:table-cell table:style-name="Table11.A1" office:value-type="string">
                  <text:p text:style-name="Table_20_Contents">a1</text:p>
                </table:table-cell>
                <table:table-cell table:style-name="Table11.B1" office:value-type="string">
                  <text:p text:style-name="Table_20_Contents">a2</text:p>
                </table:table-cell>
              </table:table-row>
              <table:table-row>
                <table:table-cell table:style-name="Table11.A2" office:value-type="string">
                  <text:p text:style-name="Table_20_Contents">a3</text:p>
                </table:table-cell>
                <table:table-cell table:style-name="Table11.B2" office:value-type="string">
                  <text:p text:style-name="Table_20_Contents">a4</text:p>
                </table:table-cell>
              </table:table-row>
            </table:table>
            <text:p text:style-name="Table_20_Contents"/>
            <text:p text:style-name="Table_20_Contents">an outerB1 para (this fails too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ourier New1" svg:font-family="'Courier New'"/>
    <style:font-face style:name="Doulos SIL1" svg:font-family="'Doulos SIL'"/>
    <style:font-face style:name="Latha1" svg:font-family="Latha"/>
    <style:font-face style:name="Times New Roman1" svg:font-family="'Times New Roman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Interlin_20_Orthographic" style:display-name="Interlin Orthographic" style:family="paragraph">
      <style:text-properties fo:color="#000000" style:font-name="Latha" fo:font-size="14pt" style:font-name-complex="Latha1" style:font-size-complex="14pt"/>
    </style:style>
    <style:style style:name="Interlin_20_Base" style:display-name="Interlin Base" style:family="paragraph">
      <style:text-properties fo:color="#0000ff" style:font-name="Doulos SIL" fo:font-size="14pt" style:font-name-complex="Doulos SIL1" style:font-size-complex="14pt"/>
    </style:style>
    <style:style style:name="Interlin_20_Orthographic_20_Morph" style:display-name="Interlin Orthographic Morph" style:family="paragraph">
      <style:text-properties fo:color="#000000" style:font-name="Latha" fo:font-size="14pt" style:font-name-complex="Latha1" style:font-size-complex="14pt"/>
    </style:style>
    <style:style style:name="Interlin_20_Morph" style:display-name="Interlin Morph" style:family="paragraph">
      <style:text-properties fo:color="#800080" style:font-name="Doulos SIL" fo:font-size="14pt" style:font-name-complex="Doulos SIL1" style:font-size-complex="14pt"/>
    </style:style>
    <style:style style:name="Interlin_20_POS" style:display-name="Interlin POS" style:family="paragraph">
      <style:text-properties fo:color="#ff0000" style:font-name="Times New Roman" fo:font-size="12pt" style:font-name-complex="Times New Roman1" style:font-size-complex="12pt"/>
    </style:style>
    <style:style style:name="Interlin_20_Gloss" style:display-name="Interlin Gloss" style:family="paragraph">
      <style:text-properties fo:color="#ff00ff" style:font-name="Times New Roman" fo:font-size="12pt" style:font-name-complex="Times New Roman1" style:font-size-complex="12pt"/>
    </style:style>
    <style:style style:name="Interlin_20_Freeform_20_Gloss" style:display-name="Interlin Freeform Gloss" style:family="paragraph">
      <style:text-properties fo:color="#008000" style:font-name="Times New Roman" fo:font-size="12pt" style:font-name-complex="Times New Roman1" style:font-size-complex="12pt"/>
    </style:style>
    <style:style style:name="Interlin_20_Example_20_Number" style:display-name="Interlin Example Number" style:family="paragraph">
      <style:paragraph-properties fo:margin-top="0.0701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ex_20_Example" style:display-name="Lex Example" style:family="paragraph" style:parent-style-name="Standard">
      <style:paragraph-properties>
        <style:tab-stops>
          <style:tab-stop style:position="0.5in"/>
          <style:tab-stop style:position="2in"/>
          <style:tab-stop style:position="3.5in"/>
          <style:tab-stop style:position="5in"/>
          <style:tab-stop style:position="6.5in"/>
        </style:tab-stops>
      </style:paragraph-properties>
    </style:style>
    <style:style style:name="Abbreviation_20_Item" style:display-name="Abbreviation Item" style:family="paragraph">
      <style:text-properties style:font-name="Times New Roman" fo:font-size="12pt" style:font-name-complex="Times New Roman1" style:font-size-complex="12pt"/>
    </style:style>
    <style:style style:name="Interlin_20_Reference_20_Number" style:display-name="Interlin Reference Number" style:family="text">
      <style:text-properties fo:color="#800000" style:font-name="Courier New" fo:font-size="12pt" style:font-name-complex="Courier New1" style:font-size-complex="12pt"/>
    </style:style>
    <style:style style:name="Lex_20_Phonemic" style:display-name="Lex Phonemic" style:family="text">
      <style:text-properties fo:color="#008000" style:font-name="Doulos SIL" fo:font-size="14pt" style:font-name-complex="Doulos SIL1" style:font-size-complex="14pt"/>
    </style:style>
    <style:style style:name="Lex_20_Phonetic" style:display-name="Lex Phonetic" style:family="text">
      <style:text-properties fo:color="#0000ff" style:font-name="Doulos SIL" fo:font-size="14pt" style:font-name-complex="Doulos SIL1" style:font-size-complex="14pt"/>
    </style:style>
    <style:style style:name="Lex_20_Gloss" style:display-name="Lex Gloss" style:family="text">
      <style:text-properties fo:color="#000000" style:font-name="Times New Roman" fo:font-size="12pt" style:font-name-complex="Times New Roman1" style:font-size-complex="12pt"/>
    </style:style>
    <style:style style:name="Lex_20_Reference_20_Number" style:display-name="Lex Reference Number" style:family="text">
      <style:text-properties fo:color="#ff0000" style:font-name="Courier New" fo:font-size="12pt" style:font-name-complex="Courier New1" style:font-size-complex="12pt"/>
    </style:style>
    <style:style style:name="Interlin_20_Frame" style:display-name="Interlin Frame" style:family="graphic">
      <style:graphic-properties fo:min-width="0.0161in" fo:min-height="0.0161in" text:anchor-type="as-char" svg:y="0in" fo:margin-left="0in" fo:margin-right="0.1in" fo:margin-top="0in" fo:margin-bottom="0.1in" style:vertical-pos="top" style:vertical-rel="line" fo:padding="0in" fo:border="none"/>
    </style:style>
    <style:style style:name="Interlin_20_Morpheme_20_Frame" style:display-name="Interlin Morpheme Frame" style:family="graphic">
      <style:graphic-properties fo:min-width="0.0161in" fo:min-height="0.0161in" text:anchor-type="as-char" svg:y="0in" fo:margin-left="0in" fo:margin-right="0.1in" fo:margin-top="0in" fo:margin-bottom="0in" style:vertical-pos="top" style:vertical-rel="line" fo:padding="0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0-10-28T17:13:27.80</meta:creation-date>
    <dc:date>2010-10-29T10:30:01.70</dc:date>
    <dc:creator>Jim Kornelsen</dc:creator>
    <meta:editing-duration>PT01H03M41S</meta:editing-duration>
    <meta:editing-cycles>4</meta:editing-cycles>
    <meta:generator>OpenOffice.org/3.2$Win32 OpenOffice.org_project/320m18$Build-9502</meta:generator>
    <meta:document-statistic meta:table-count="11" meta:image-count="0" meta:object-count="0" meta:page-count="5" meta:paragraph-count="526" meta:word-count="680" meta:character-count="3420"/>
  </office:meta>
</office:document-meta>
</file>